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 style:font-family-generic="system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family-generic="system" style:font-pitch="variable"/>
    <style:font-face style:name="OpenSymbol" svg:font-family="OpenSymbol" style:font-family-generic="system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fo:margin-left="0in" table:align="left"/>
    </style:style>
    <style:style style:name="Table1.A" style:family="table-column">
      <style:table-column-properties style:column-width="0.8917in"/>
    </style:style>
    <style:style style:name="Table1.B" style:family="table-column">
      <style:table-column-properties style:column-width="2.3021in"/>
    </style:style>
    <style:style style:name="Table1.C" style:family="table-column">
      <style:table-column-properties style:column-width="3.7313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C1" style:family="table-cell">
      <style:table-cell-properties fo:padding="0.0382in" fo:border="0.25pt solid #000000" style:writing-mode="lr-tb"/>
    </style:style>
    <style:style style:name="Table1.2" style:family="table-row">
      <style:table-row-properties style:min-row-height="0.4007in" style:use-optimal-row-height="false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6.925in" fo:margin-left="0in" table:align="left"/>
    </style:style>
    <style:style style:name="Table2.A" style:family="table-column">
      <style:table-column-properties style:column-width="1.7056in"/>
    </style:style>
    <style:style style:name="Table2.B" style:family="table-column">
      <style:table-column-properties style:column-width="2.9111in"/>
    </style:style>
    <style:style style:name="Table2.C" style:family="table-column">
      <style:table-column-properties style:column-width="2.3083in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C1" style:family="table-cell">
      <style:table-cell-properties fo:padding="0.0382in" fo:border="0.25pt solid #000000" style:writing-mode="lr-tb"/>
    </style:style>
    <style:style style:name="Table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6.925in" fo:margin-left="0in" table:align="left"/>
    </style:style>
    <style:style style:name="Table3.A" style:family="table-column">
      <style:table-column-properties style:column-width="3.4625in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0382in" fo:border="0.25pt solid #000000" style:writing-mode="lr-tb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fo:color="#000000" loext:opacity="100%" style:font-name="Times New Roman" fo:font-size="11pt" fo:language="hu" fo:country="HU" style:font-size-asian="11pt" style:font-size-complex="11pt"/>
    </style:style>
    <style:style style:name="P2" style:family="paragraph" style:parent-style-name="Text_20_body">
      <style:text-properties fo:color="#000000" loext:opacity="100%" style:font-name="Times New Roman" fo:font-size="11pt" fo:language="hu" fo:country="HU" style:font-size-asian="11pt" style:font-size-complex="11pt"/>
    </style:style>
    <style:style style:name="P3" style:family="paragraph" style:parent-style-name="Standard">
      <style:text-properties fo:color="#000000" loext:opacity="100%" style:font-name="Times New Roman" fo:font-size="11pt" fo:language="hu" fo:country="HU" fo:font-weight="bold" style:font-size-asian="11pt" style:font-weight-asian="bold" style:font-size-complex="11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.5in" fo:margin-right="0in" fo:margin-top="0in" fo:margin-bottom="0.1in" style:contextual-spacing="false" fo:text-align="justify" style:justify-single-word="false" fo:hyphenation-ladder-count="no-limit" fo:text-indent="0in" style:auto-text-indent="false" style:page-number="auto" fo:background-color="transparent"/>
      <style:text-properties fo:color="#000000" loext:opacity="100%" style:font-name="Times New Roman" fo:font-size="11pt" fo:language="hu" fo:country="HU" fo:font-weight="bold" officeooo:rsid="00222dc7" officeooo:paragraph-rsid="00048eda" style:font-size-asian="11pt" style:font-weight-asian="bold" style:font-size-complex="11pt" style:font-weight-complex="bold" fo:hyphenate="false" loext:hyphenation-no-caps="false"/>
    </style:style>
    <style:style style:name="P5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align="justify" style:justify-single-word="false" fo:hyphenation-ladder-count="no-limit" fo:text-indent="0in" style:auto-text-indent="false" fo:background-color="transparent"/>
      <style:text-properties fo:color="#000000" loext:opacity="100%" style:font-name="Times New Roman" fo:font-size="11pt" fo:language="hu" fo:country="HU" fo:font-weight="bold" officeooo:rsid="001d51e0" officeooo:paragraph-rsid="00048eda" style:font-size-asian="11pt" style:font-weight-asian="bold" style:font-size-complex="11pt" style:font-weight-complex="bold" fo:hyphenate="false" loext:hyphenation-no-caps="false"/>
    </style:style>
    <style:style style:name="P6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align="justify" style:justify-single-word="false" fo:hyphenation-ladder-count="no-limit" fo:text-indent="0in" style:auto-text-indent="false" style:page-number="auto" fo:background-color="transparent"/>
      <style:text-properties fo:color="#000000" loext:opacity="100%" style:font-name="Times New Roman" fo:font-size="11pt" fo:language="hu" fo:country="HU" fo:font-weight="bold" officeooo:rsid="001d51e0" officeooo:paragraph-rsid="00048eda" style:font-size-asian="11pt" style:font-weight-asian="bold" style:font-size-complex="11pt" style:font-weight-complex="bold" fo:hyphenate="false" loext:hyphenation-no-caps="false"/>
    </style:style>
    <style:style style:name="P7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align="justify" style:justify-single-word="false" fo:hyphenation-ladder-count="no-limit" fo:text-indent="0in" style:auto-text-indent="false" fo:background-color="transparent"/>
      <style:text-properties fo:color="#000000" loext:opacity="100%" style:font-name="Times New Roman" fo:font-size="11pt" fo:language="hu" fo:country="HU" fo:font-weight="bold" officeooo:rsid="00134cb9" officeooo:paragraph-rsid="00048eda" style:font-size-asian="11pt" style:font-weight-asian="bold" style:font-size-complex="11pt" style:font-weight-complex="bold" fo:hyphenate="false" loext:hyphenation-no-caps="false"/>
    </style:style>
    <style:style style:name="P8" style:family="paragraph" style:parent-style-name="Standard">
      <style:text-properties fo:color="#000000" loext:opacity="100%" style:font-name="Times New Roman" fo:font-size="11pt" fo:language="hu" fo:country="HU" fo:font-style="italic" style:font-size-asian="11pt" style:font-style-asian="italic" style:font-size-complex="11pt" style:font-style-complex="italic"/>
    </style:style>
    <style:style style:name="P9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align="justify" style:justify-single-word="false" fo:hyphenation-ladder-count="no-limit" fo:text-indent="0in" style:auto-text-indent="false" fo:background-color="transparent"/>
      <style:text-properties fo:color="#000000" loext:opacity="100%" style:font-name="Times New Roman" fo:font-size="11pt" fo:language="hu" fo:country="HU" fo:font-weight="normal" officeooo:rsid="001a1dc9" officeooo:paragraph-rsid="00048eda" style:font-size-asian="11pt" style:font-weight-asian="normal" style:font-size-complex="11pt" style:font-weight-complex="normal" fo:hyphenate="false" loext:hyphenation-no-caps="false"/>
    </style:style>
    <style:style style:name="P10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align="justify" style:justify-single-word="false" fo:hyphenation-ladder-count="no-limit" fo:text-indent="0in" style:auto-text-indent="false" fo:background-color="transparent"/>
      <style:text-properties fo:color="#000000" loext:opacity="100%" style:font-name="Times New Roman" fo:font-size="11pt" fo:language="hu" fo:country="HU" fo:font-weight="normal" officeooo:rsid="001c8909" officeooo:paragraph-rsid="00048eda" style:font-size-asian="11pt" style:font-weight-asian="normal" style:font-size-complex="11pt" style:font-weight-complex="normal" fo:hyphenate="false" loext:hyphenation-no-caps="false"/>
    </style:style>
    <style:style style:name="P11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align="justify" style:justify-single-word="false" fo:hyphenation-ladder-count="no-limit" fo:text-indent="0in" style:auto-text-indent="false" fo:background-color="transparent"/>
      <style:text-properties fo:color="#000000" loext:opacity="100%" style:font-name="Times New Roman" fo:font-size="11pt" fo:language="hu" fo:country="HU" fo:font-weight="normal" officeooo:rsid="0029fc19" officeooo:paragraph-rsid="00048eda" style:font-size-asian="11pt" style:font-weight-asian="normal" style:font-size-complex="11pt" style:font-weight-complex="normal" fo:hyphenate="false" loext:hyphenation-no-caps="false"/>
    </style:style>
    <style:style style:name="P12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align="justify" style:justify-single-word="false" fo:hyphenation-ladder-count="no-limit" fo:text-indent="0in" style:auto-text-indent="false" fo:background-color="transparent"/>
      <style:text-properties fo:color="#000000" loext:opacity="100%" style:font-name="Times New Roman" fo:font-size="11pt" fo:language="hu" fo:country="HU" fo:font-weight="normal" officeooo:rsid="002fed02" officeooo:paragraph-rsid="00048eda" style:font-size-asian="11pt" style:font-weight-asian="normal" style:font-size-complex="11pt" style:font-weight-complex="normal" fo:hyphenate="false" loext:hyphenation-no-caps="false"/>
    </style:style>
    <style:style style:name="P13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align="justify" style:justify-single-word="false" fo:hyphenation-ladder-count="no-limit" fo:text-indent="0in" style:auto-text-indent="false" fo:background-color="transparent"/>
      <style:text-properties fo:color="#000000" loext:opacity="100%" style:font-name="Times New Roman" fo:font-size="11pt" fo:language="hu" fo:country="HU" fo:font-weight="normal" officeooo:rsid="00169193" officeooo:paragraph-rsid="00048eda" style:font-size-asian="11pt" style:font-weight-asian="normal" style:font-size-complex="11pt" style:font-weight-complex="normal" fo:hyphenate="false" loext:hyphenation-no-caps="false"/>
    </style:style>
    <style:style style:name="P14" style:family="paragraph" style:parent-style-name="Text_20_body">
      <style:text-properties fo:color="#000000" loext:opacity="100%" style:font-name="Arial" fo:font-size="11pt" fo:font-weight="bold" style:font-size-asian="11pt" style:font-weight-asian="bold" style:font-size-complex="11pt"/>
    </style:style>
    <style:style style:name="P15" style:family="paragraph" style:parent-style-name="Text_20_body">
      <style:text-properties fo:font-size="11pt" style:font-size-asian="11pt" style:font-size-complex="11pt"/>
    </style:style>
    <style:style style:name="P16" style:family="paragraph" style:parent-style-name="Text_20_body">
      <style:paragraph-properties fo:margin-left="0.9846in" fo:margin-right="0in" fo:text-indent="0in" style:auto-text-indent="false">
        <style:tab-stops/>
      </style:paragraph-properties>
    </style:style>
    <style:style style:name="P17" style:family="paragraph" style:parent-style-name="Text_20_body">
      <style:paragraph-properties fo:margin-left="0in" fo:margin-right="0in" fo:text-indent="0.4925in" style:auto-text-indent="false"/>
    </style:style>
    <style:style style:name="P18" style:family="paragraph" style:parent-style-name="Standard">
      <style:paragraph-properties>
        <style:tab-stops>
          <style:tab-stop style:position="0.4925in"/>
          <style:tab-stop style:position="1.0835in"/>
        </style:tab-stops>
      </style:paragraph-properties>
    </style:style>
    <style:style style:name="P19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align="justify" style:justify-single-word="false" fo:hyphenation-ladder-count="no-limit" fo:text-indent="0in" style:auto-text-indent="false" fo:background-color="transparent"/>
      <style:text-properties fo:language="hu" fo:country="HU" officeooo:rsid="00134cb9" officeooo:paragraph-rsid="00048eda" fo:hyphenate="false" loext:hyphenation-no-caps="false"/>
    </style:style>
    <style:style style:name="P20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align="justify" style:justify-single-word="false" fo:hyphenation-ladder-count="no-limit" fo:text-indent="0in" style:auto-text-indent="false" fo:background-color="transparent"/>
      <style:text-properties fo:language="hu" fo:country="HU" fo:font-weight="bold" officeooo:rsid="00222dc7" officeooo:paragraph-rsid="00048eda" style:font-weight-asian="bold" style:font-weight-complex="bold" fo:hyphenate="false" loext:hyphenation-no-caps="false"/>
    </style:style>
    <style:style style:name="P21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align="justify" style:justify-single-word="false" fo:hyphenation-ladder-count="no-limit" fo:text-indent="0in" style:auto-text-indent="false" fo:background-color="transparent"/>
      <style:text-properties fo:language="hu" fo:country="HU" officeooo:rsid="00135a57" officeooo:paragraph-rsid="00048eda" fo:hyphenate="false" loext:hyphenation-no-caps="false"/>
    </style:style>
    <style:style style:name="P22" style:family="paragraph" style:parent-style-name="Table_20_Contents">
      <style:text-properties fo:font-size="11pt" fo:language="hu" fo:country="HU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fo:language="hu" fo:country="HU" style:font-size-asian="14pt" style:font-size-complex="11pt"/>
    </style:style>
    <style:style style:name="P24" style:family="paragraph" style:parent-style-name="Table_20_Contents">
      <style:text-properties style:font-name="Times New Roman" fo:font-size="11pt" fo:language="hu" fo:country="HU" style:font-size-asian="11pt" style:font-size-complex="11pt"/>
    </style:style>
    <style:style style:name="P25" style:family="paragraph" style:parent-style-name="Címsor_20_1">
      <style:text-properties fo:color="#000000" loext:opacity="100%" style:font-name="Times New Roman" fo:font-size="18pt" fo:language="hu" fo:country="HU" style:font-size-asian="18pt" style:font-size-complex="18pt"/>
    </style:style>
    <style:style style:name="P26" style:family="paragraph" style:parent-style-name="Címsor_20_2">
      <style:text-properties fo:color="#000000" loext:opacity="100%" style:font-name="Times New Roman" fo:font-size="11pt" fo:language="hu" fo:country="HU" fo:font-weight="normal" style:font-size-asian="11pt" style:font-weight-asian="normal" style:font-size-complex="11pt" style:font-weight-complex="normal"/>
    </style:style>
    <style:style style:name="P27" style:family="paragraph" style:parent-style-name="Címsor_20_2">
      <style:text-properties fo:color="#000000" loext:opacity="100%" style:font-name="Times New Roman" fo:font-size="16pt" fo:language="hu" fo:country="HU" style:font-size-asian="16pt" style:font-size-complex="16pt"/>
    </style:style>
    <style:style style:name="P28" style:family="paragraph" style:parent-style-name="Címsor_20_2">
      <style:text-properties fo:language="hu" fo:country="HU"/>
    </style:style>
    <style:style style:name="P29" style:family="paragraph" style:parent-style-name="Címsor_20_3">
      <style:text-properties fo:language="hu" fo:country="HU"/>
    </style:style>
    <style:style style:name="P30" style:family="paragraph" style:parent-style-name="Standard" style:master-page-name="MP0">
      <style:paragraph-properties style:page-number="auto" fo:break-before="page"/>
      <style:text-properties fo:color="#000000" loext:opacity="100%" style:font-name="Times New Roman" fo:font-size="11pt" style:font-size-asian="11pt" style:font-size-complex="11pt"/>
    </style:style>
    <style:style style:name="P31" style:family="paragraph" style:parent-style-name="Standard" style:list-style-name="L1">
      <style:text-properties fo:color="#000000" loext:opacity="100%" style:font-name="Times New Roman" fo:font-size="11pt" fo:language="hu" fo:country="HU" style:font-size-asian="11pt" style:font-size-complex="11pt"/>
    </style:style>
    <style:style style:name="P32" style:family="paragraph" style:parent-style-name="Standard">
      <style:text-properties fo:color="#000000" loext:opacity="100%" style:font-name="Times New Roman" fo:font-size="11pt" fo:language="hu" fo:country="HU" style:font-size-asian="11pt" style:font-size-complex="11pt"/>
    </style:style>
    <style:style style:name="P33" style:family="paragraph" style:parent-style-name="Standard">
      <style:text-properties fo:color="#000000" loext:opacity="100%" style:font-name="Times New Roman" fo:font-size="13pt" fo:language="hu" fo:country="HU" fo:font-style="italic" style:font-size-asian="13pt" style:font-style-asian="italic" style:font-size-complex="13pt" style:font-style-complex="italic"/>
    </style:style>
    <style:style style:name="P34" style:family="paragraph" style:parent-style-name="Standard">
      <style:text-properties fo:color="#000000" loext:opacity="100%" style:font-name="Times New Roman" fo:language="hu" fo:country="HU"/>
    </style:style>
    <style:style style:name="P35" style:family="paragraph" style:parent-style-name="Standard">
      <style:paragraph-properties>
        <style:tab-stops>
          <style:tab-stop style:position="0.4925in"/>
          <style:tab-stop style:position="1.0835in"/>
        </style:tab-stops>
      </style:paragraph-properties>
      <style:text-properties fo:color="#000000" loext:opacity="100%" style:font-name="Times New Roman" fo:language="hu" fo:country="HU"/>
    </style:style>
    <style:style style:name="P36" style:family="paragraph" style:parent-style-name="Standard">
      <loext:graphic-properties draw:fill="none"/>
      <style:paragraph-properties fo:margin-left="0.5in" fo:margin-right="0in" fo:margin-top="0in" fo:margin-bottom="0.1in" style:contextual-spacing="false" fo:text-align="justify" style:justify-single-word="false" fo:hyphenation-ladder-count="no-limit" fo:text-indent="0in" style:auto-text-indent="false" fo:background-color="transparent"/>
      <style:text-properties fo:language="hu" fo:country="HU" officeooo:paragraph-rsid="00048eda" fo:hyphenate="false" loext:hyphenation-no-caps="false"/>
    </style:style>
    <style:style style:name="P37" style:family="paragraph" style:parent-style-name="Text_20_body">
      <style:text-properties fo:font-size="11pt" fo:language="hu" fo:country="HU" style:font-size-asian="11pt" style:font-size-complex="11pt"/>
    </style:style>
    <style:style style:name="P38" style:family="paragraph" style:parent-style-name="Text_20_body">
      <style:paragraph-properties fo:margin-left="0.9846in" fo:margin-right="0in" fo:text-indent="0.0047in" style:auto-text-indent="false">
        <style:tab-stops/>
      </style:paragraph-properties>
      <style:text-properties fo:font-size="11pt" fo:language="hu" fo:country="HU" style:font-size-asian="11pt" style:font-size-complex="11pt"/>
    </style:style>
    <style:style style:name="P39" style:family="paragraph" style:parent-style-name="Text_20_body">
      <style:text-properties fo:color="#000000" loext:opacity="100%" style:font-name="Times New Roman" fo:font-size="11pt" fo:language="hu" fo:country="HU" style:font-size-asian="11pt" style:font-size-complex="11pt"/>
    </style:style>
    <style:style style:name="P40" style:family="paragraph" style:parent-style-name="Text_20_body">
      <style:paragraph-properties fo:margin-left="1.4772in" fo:margin-right="0in" fo:text-indent="0in" style:auto-text-indent="false">
        <style:tab-stops/>
      </style:paragraph-properties>
      <style:text-properties fo:color="#000000" loext:opacity="100%" style:font-name="Times New Roman" fo:font-size="11pt" fo:language="hu" fo:country="HU" style:font-size-asian="11pt" style:font-size-complex="11pt"/>
    </style:style>
    <style:style style:name="P41" style:family="paragraph" style:parent-style-name="Text_20_body">
      <style:paragraph-properties>
        <style:tab-stops>
          <style:tab-stop style:position="1.0835in"/>
        </style:tab-stops>
      </style:paragraph-properties>
      <style:text-properties fo:color="#000000" loext:opacity="100%" style:font-name="Times New Roman" fo:font-size="11pt" fo:language="hu" fo:country="HU" style:font-size-asian="11pt" style:font-size-complex="11pt"/>
    </style:style>
    <style:style style:name="P42" style:family="paragraph" style:parent-style-name="Text_20_body">
      <style:text-properties fo:color="#000000" loext:opacity="100%" style:font-name="Times New Roman" fo:font-size="11pt" fo:language="hu" fo:country="HU" fo:font-style="italic" style:font-size-asian="11pt" style:font-style-asian="italic" style:font-size-complex="11pt" style:font-style-complex="italic"/>
    </style:style>
    <style:style style:name="P43" style:family="paragraph" style:parent-style-name="Text_20_body">
      <style:text-properties fo:color="#000000" loext:opacity="100%" style:font-name="Times New Roman" fo:font-size="11pt" fo:language="hu" fo:country="HU" fo:font-weight="bold" style:font-size-asian="11pt" style:font-weight-asian="bold" style:font-size-complex="11pt" style:font-weight-complex="bold"/>
    </style:style>
    <style:style style:name="P44" style:family="paragraph" style:parent-style-name="Text_20_body">
      <style:text-properties fo:color="#000000" loext:opacity="100%" style:font-name="Times New Roman" fo:font-size="18pt" fo:language="hu" fo:country="HU" fo:font-weight="bold" style:font-size-asian="18pt" style:font-weight-asian="bold" style:font-size-complex="18pt" style:font-weight-complex="bold"/>
    </style:style>
    <style:style style:name="P45" style:family="paragraph" style:parent-style-name="Text_20_body">
      <style:text-properties fo:color="#000000" loext:opacity="100%" style:font-name="Times New Roman" fo:font-size="16pt" fo:language="hu" fo:country="HU" fo:font-weight="bold" style:font-size-asian="16pt" style:font-weight-asian="bold" style:font-size-complex="16pt" style:font-weight-complex="bold"/>
    </style:style>
    <style:style style:name="P46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align="justify" style:justify-single-word="false" fo:hyphenation-ladder-count="no-limit" fo:text-indent="0in" style:auto-text-indent="false" fo:background-color="transparent"/>
      <style:text-properties fo:language="hu" fo:country="HU" officeooo:rsid="00222dc7" officeooo:paragraph-rsid="00048eda" fo:hyphenate="false" loext:hyphenation-no-caps="false"/>
    </style:style>
    <style:style style:name="P47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align="justify" style:justify-single-word="false" fo:hyphenation-ladder-count="no-limit" fo:text-indent="0in" style:auto-text-indent="false" fo:background-color="transparent"/>
      <style:text-properties fo:language="hu" fo:country="HU" officeooo:rsid="002ce679" officeooo:paragraph-rsid="00048eda" fo:hyphenate="false" loext:hyphenation-no-caps="false"/>
    </style:style>
    <style:style style:name="P48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align="justify" style:justify-single-word="false" fo:hyphenation-ladder-count="no-limit" fo:text-indent="0in" style:auto-text-indent="false" fo:background-color="transparent"/>
      <style:text-properties fo:language="hu" fo:country="HU" officeooo:rsid="00317ad5" officeooo:paragraph-rsid="00048eda" fo:hyphenate="false" loext:hyphenation-no-caps="false"/>
    </style:style>
    <style:style style:name="P49" style:family="paragraph" style:parent-style-name="Text_20_body">
      <style:paragraph-properties fo:margin-left="0.4898in" fo:margin-right="0in" fo:text-indent="0in" style:auto-text-indent="false">
        <style:tab-stops/>
      </style:paragraph-properties>
      <style:text-properties fo:language="hu" fo:country="HU"/>
    </style:style>
    <style:style style:name="P50" style:family="paragraph" style:parent-style-name="Text_20_body">
      <style:text-properties fo:language="hu" fo:country="HU"/>
    </style:style>
    <style:style style:name="P51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align="justify" style:justify-single-word="false" fo:hyphenation-ladder-count="no-limit" fo:text-indent="0in" style:auto-text-indent="false" style:page-number="auto" fo:background-color="transparent"/>
      <style:text-properties fo:language="hu" fo:country="HU" officeooo:rsid="0018d5f3" officeooo:paragraph-rsid="00048eda" fo:hyphenate="false" loext:hyphenation-no-caps="false"/>
    </style:style>
    <style:style style:name="P52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align="justify" style:justify-single-word="false" fo:hyphenation-ladder-count="no-limit" fo:text-indent="0in" style:auto-text-indent="false" fo:background-color="transparent"/>
      <style:text-properties fo:language="hu" fo:country="HU" officeooo:rsid="002336d9" officeooo:paragraph-rsid="00048eda" fo:hyphenate="false" loext:hyphenation-no-caps="false"/>
    </style:style>
    <style:style style:name="P53" style:family="paragraph" style:parent-style-name="Text_20_body">
      <style:text-properties fo:font-size="13pt" fo:language="hu" fo:country="HU" style:font-size-asian="13pt" style:font-size-complex="13pt"/>
    </style:style>
    <style:style style:name="T1" style:family="text">
      <style:text-properties style:font-name="Nimbus Roman" fo:font-size="11pt" fo:language="hu" fo:country="HU" style:font-size-asian="11pt" style:font-size-complex="11pt"/>
    </style:style>
    <style:style style:name="T2" style:family="text">
      <style:text-properties style:font-name="Nimbus Roman" fo:font-size="11pt" style:font-size-asian="11pt" style:font-size-complex="11pt"/>
    </style:style>
    <style:style style:name="T3" style:family="text">
      <style:text-properties fo:color="#000000" loext:opacity="100%" style:font-name="Times New Roman"/>
    </style:style>
    <style:style style:name="T4" style:family="text">
      <style:text-properties fo:color="#000000" loext:opacity="100%" style:font-name="Times New Roman" fo:font-size="11pt" fo:language="hu" fo:country="HU" style:font-size-asian="11pt" style:font-size-complex="11pt"/>
    </style:style>
    <style:style style:name="T5" style:family="text">
      <style:text-properties fo:color="#000000" loext:opacity="100%" style:font-name="Times New Roman" fo:font-size="11pt" fo:language="hu" fo:country="HU" fo:font-weight="bold" style:font-size-asian="11pt" style:font-weight-asian="bold" style:font-size-complex="11pt" style:font-weight-complex="bold"/>
    </style:style>
    <style:style style:name="T6" style:family="text">
      <style:text-properties fo:color="#000000" loext:opacity="100%" style:font-name="Times New Roman" fo:font-size="11pt" fo:language="hu" fo:country="HU" fo:font-weight="normal" style:font-size-asian="11pt" style:font-weight-asian="normal" style:font-size-complex="11pt" style:font-weight-complex="normal"/>
    </style:style>
    <style:style style:name="T7" style:family="text">
      <style:text-properties fo:color="#000000" loext:opacity="100%" style:font-name="Times New Roman" fo:font-size="11pt" fo:language="hu" fo:country="HU" fo:font-weight="normal" officeooo:rsid="00319121" style:font-size-asian="11pt" style:font-weight-asian="normal" style:font-size-complex="11pt" style:font-weight-complex="normal"/>
    </style:style>
    <style:style style:name="T8" style:family="text">
      <style:text-properties fo:color="#000000" loext:opacity="100%" style:font-name="Times New Roman" fo:font-size="11pt" fo:language="hu" fo:country="HU" fo:font-weight="normal" officeooo:rsid="00189054" style:font-size-asian="11pt" style:font-weight-asian="normal" style:font-size-complex="11pt" style:font-weight-complex="normal"/>
    </style:style>
    <style:style style:name="T9" style:family="text">
      <style:text-properties fo:color="#000000" loext:opacity="100%" style:font-name="Times New Roman" fo:font-size="11pt" fo:language="hu" fo:country="HU" fo:font-weight="normal" officeooo:rsid="001a1dc9" style:font-size-asian="11pt" style:font-weight-asian="normal" style:font-size-complex="11pt" style:font-weight-complex="normal"/>
    </style:style>
    <style:style style:name="T10" style:family="text">
      <style:text-properties fo:color="#000000" loext:opacity="100%" style:font-name="Times New Roman" fo:font-size="11pt" fo:language="hu" fo:country="HU" fo:font-weight="normal" officeooo:rsid="00268778" style:font-size-asian="11pt" style:font-weight-asian="normal" style:font-size-complex="11pt" style:font-weight-complex="normal"/>
    </style:style>
    <style:style style:name="T11" style:family="text">
      <style:text-properties fo:color="#000000" loext:opacity="100%" style:font-name="Times New Roman" fo:font-size="11pt" fo:language="hu" fo:country="HU" fo:font-weight="normal" officeooo:rsid="002823d8" style:font-size-asian="11pt" style:font-weight-asian="normal" style:font-size-complex="11pt" style:font-weight-complex="normal"/>
    </style:style>
    <style:style style:name="T12" style:family="text">
      <style:text-properties fo:color="#000000" loext:opacity="100%" style:font-name="Times New Roman" fo:font-size="11pt" fo:language="hu" fo:country="HU" fo:font-weight="normal" officeooo:rsid="00284fea" style:font-size-asian="11pt" style:font-weight-asian="normal" style:font-size-complex="11pt" style:font-weight-complex="normal"/>
    </style:style>
    <style:style style:name="T13" style:family="text">
      <style:text-properties fo:color="#000000" loext:opacity="100%" style:font-name="Times New Roman" fo:font-size="11pt" fo:language="hu" fo:country="HU" fo:font-weight="normal" officeooo:rsid="0028921e" style:font-size-asian="11pt" style:font-weight-asian="normal" style:font-size-complex="11pt" style:font-weight-complex="normal"/>
    </style:style>
    <style:style style:name="T14" style:family="text">
      <style:text-properties fo:color="#000000" loext:opacity="100%" style:font-name="Times New Roman" fo:font-size="11pt" fo:language="hu" fo:country="HU" fo:font-weight="normal" officeooo:rsid="002e2fcb" style:font-size-asian="11pt" style:font-weight-asian="normal" style:font-size-complex="11pt" style:font-weight-complex="normal"/>
    </style:style>
    <style:style style:name="T15" style:family="text">
      <style:text-properties fo:color="#000000" loext:opacity="100%" style:font-name="Times New Roman" fo:font-size="11pt" fo:language="hu" fo:country="HU" fo:font-weight="normal" officeooo:rsid="002af087" style:font-size-asian="11pt" style:font-weight-asian="normal" style:font-size-complex="11pt" style:font-weight-complex="normal"/>
    </style:style>
    <style:style style:name="T16" style:family="text">
      <style:text-properties fo:color="#000000" loext:opacity="100%" style:font-name="Times New Roman" fo:font-size="11pt" fo:language="hu" fo:country="HU" fo:font-weight="normal" officeooo:rsid="0029cbc1" style:font-size-asian="11pt" style:font-weight-asian="normal" style:font-size-complex="11pt" style:font-weight-complex="normal"/>
    </style:style>
    <style:style style:name="T17" style:family="text">
      <style:text-properties fo:color="#000000" loext:opacity="100%" style:font-name="Times New Roman" fo:font-size="11pt" fo:language="hu" fo:country="HU" fo:font-weight="normal" officeooo:rsid="002e94d5" style:font-size-asian="11pt" style:font-weight-asian="normal" style:font-size-complex="11pt" style:font-weight-complex="normal"/>
    </style:style>
    <style:style style:name="T18" style:family="text">
      <style:text-properties fo:color="#000000" loext:opacity="100%" style:font-name="Times New Roman" fo:font-size="11pt" fo:language="hu" fo:country="HU" fo:font-weight="normal" officeooo:rsid="002d1f66" style:font-size-asian="11pt" style:font-weight-asian="normal" style:font-size-complex="11pt" style:font-weight-complex="normal"/>
    </style:style>
    <style:style style:name="T19" style:family="text">
      <style:text-properties fo:color="#000000" loext:opacity="100%" style:font-name="Times New Roman" fo:font-size="11pt" fo:language="hu" fo:country="HU" fo:font-weight="normal" officeooo:rsid="00121273" style:font-size-asian="11pt" style:font-weight-asian="normal" style:font-size-complex="11pt" style:font-weight-complex="normal"/>
    </style:style>
    <style:style style:name="T20" style:family="text">
      <style:text-properties fo:color="#000000" loext:opacity="100%" style:font-name="Times New Roman" fo:font-size="11pt" fo:language="hu" fo:country="HU" fo:font-weight="normal" officeooo:rsid="001203fa" style:font-size-asian="11pt" style:font-weight-asian="normal" style:font-size-complex="11pt" style:font-weight-complex="normal"/>
    </style:style>
    <style:style style:name="T21" style:family="text">
      <style:text-properties fo:color="#000000" loext:opacity="100%" style:font-name="Times New Roman" fo:font-size="11pt" fo:language="hu" fo:country="HU" fo:font-weight="normal" officeooo:rsid="001a9c51" style:font-size-asian="11pt" style:font-weight-asian="normal" style:font-size-complex="11pt" style:font-weight-complex="normal"/>
    </style:style>
    <style:style style:name="T22" style:family="text">
      <style:text-properties fo:color="#000000" loext:opacity="100%" style:font-name="Times New Roman" fo:font-size="11pt" fo:language="hu" fo:country="HU" fo:font-weight="normal" officeooo:rsid="00121f47" style:font-size-asian="11pt" style:font-weight-asian="normal" style:font-size-complex="11pt" style:font-weight-complex="normal"/>
    </style:style>
    <style:style style:name="T23" style:family="text">
      <style:text-properties fo:color="#000000" loext:opacity="100%" style:font-name="Times New Roman" fo:font-size="11pt" fo:language="hu" fo:country="HU" fo:font-weight="normal" officeooo:rsid="0017fcbf" style:font-size-asian="11pt" style:font-weight-asian="normal" style:font-size-complex="11pt" style:font-weight-complex="normal"/>
    </style:style>
    <style:style style:name="T24" style:family="text">
      <style:text-properties fo:color="#000000" loext:opacity="100%" style:font-name="Times New Roman" fo:font-size="11pt" fo:language="hu" fo:country="HU" fo:font-weight="normal" officeooo:rsid="0015e9c8" style:font-size-asian="11pt" style:font-weight-asian="normal" style:font-size-complex="11pt" style:font-weight-complex="normal"/>
    </style:style>
    <style:style style:name="T25" style:family="text">
      <style:text-properties fo:color="#000000" loext:opacity="100%" style:font-name="Times New Roman" fo:font-size="11pt" fo:language="hu" fo:country="HU" fo:font-weight="normal" officeooo:rsid="0019f279" style:font-size-asian="11pt" style:font-weight-asian="normal" style:font-size-complex="11pt" style:font-weight-complex="normal"/>
    </style:style>
    <style:style style:name="T26" style:family="text">
      <style:text-properties fo:color="#000000" loext:opacity="100%" style:font-name="Times New Roman" fo:font-size="11pt" fo:language="hu" fo:country="HU" fo:font-weight="normal" officeooo:rsid="00167cc3" style:font-size-asian="11pt" style:font-weight-asian="normal" style:font-size-complex="11pt" style:font-weight-complex="normal"/>
    </style:style>
    <style:style style:name="T27" style:family="text">
      <style:text-properties fo:color="#000000" loext:opacity="100%" style:font-name="Times New Roman" fo:font-size="11pt" fo:language="hu" fo:country="HU" fo:font-weight="normal" officeooo:rsid="001c44b6" style:font-size-asian="11pt" style:font-weight-asian="normal" style:font-size-complex="11pt" style:font-weight-complex="normal"/>
    </style:style>
    <style:style style:name="T28" style:family="text">
      <style:text-properties fo:color="#000000" loext:opacity="100%" style:font-name="Times New Roman" fo:font-size="11pt" fo:language="hu" fo:country="HU" fo:font-weight="normal" officeooo:rsid="0024fc29" style:font-size-asian="11pt" style:font-weight-asian="normal" style:font-size-complex="11pt" style:font-weight-complex="normal"/>
    </style:style>
    <style:style style:name="T29" style:family="text">
      <style:text-properties fo:color="#000000" loext:opacity="100%" style:font-name="Times New Roman" fo:font-size="11pt" fo:language="hu" fo:country="HU" fo:font-weight="normal" officeooo:rsid="00341a81" style:font-size-asian="11pt" style:font-weight-asian="normal" style:font-size-complex="11pt" style:font-weight-complex="normal"/>
    </style:style>
    <style:style style:name="T30" style:family="text">
      <style:text-properties fo:color="#000000" loext:opacity="100%" style:font-name="Times New Roman" fo:font-size="11pt" fo:language="hu" fo:country="HU" fo:font-weight="normal" officeooo:rsid="001d51e0" style:font-size-asian="11pt" style:font-weight-asian="normal" style:font-size-complex="11pt" style:font-weight-complex="normal"/>
    </style:style>
    <style:style style:name="T31" style:family="text">
      <style:text-properties fo:color="#000000" loext:opacity="100%" style:font-name="Times New Roman" fo:font-size="11pt" fo:language="hu" fo:country="HU" fo:font-weight="normal" officeooo:rsid="001f0a76" style:font-size-asian="11pt" style:font-weight-asian="normal" style:font-size-complex="11pt" style:font-weight-complex="normal"/>
    </style:style>
    <style:style style:name="T32" style:family="text">
      <style:text-properties fo:color="#000000" loext:opacity="100%" style:font-name="Times New Roman" fo:font-size="11pt" fo:language="hu" fo:country="HU" fo:font-weight="normal" officeooo:rsid="001b9bd7" style:font-size-asian="11pt" style:font-weight-asian="normal" style:font-size-complex="11pt" style:font-weight-complex="normal"/>
    </style:style>
    <style:style style:name="T33" style:family="text">
      <style:text-properties fo:color="#000000" loext:opacity="100%" style:font-name="Times New Roman" fo:font-size="11pt" fo:language="hu" fo:country="HU" fo:font-weight="normal" officeooo:rsid="00206417" style:font-size-asian="11pt" style:font-weight-asian="normal" style:font-size-complex="11pt" style:font-weight-complex="normal"/>
    </style:style>
    <style:style style:name="T34" style:family="text">
      <style:text-properties fo:color="#000000" loext:opacity="100%" style:font-name="Times New Roman" fo:font-size="11pt" fo:language="hu" fo:country="HU" fo:font-weight="normal" officeooo:rsid="0033c546" style:font-size-asian="11pt" style:font-weight-asian="normal" style:font-size-complex="11pt" style:font-weight-complex="normal"/>
    </style:style>
    <style:style style:name="T35" style:family="text">
      <style:text-properties fo:color="#000000" loext:opacity="100%" style:font-name="Times New Roman" fo:font-size="11pt" fo:language="hu" fo:country="HU" fo:font-weight="normal" officeooo:rsid="00048eda" style:font-size-asian="11pt" style:font-weight-asian="normal" style:font-size-complex="11pt" style:font-weight-complex="normal"/>
    </style:style>
    <style:style style:name="T36" style:family="text">
      <style:text-properties fo:color="#000000" loext:opacity="100%" style:font-name="Times New Roman" fo:font-size="11pt" fo:language="hu" fo:country="HU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7" style:family="text">
      <style:text-properties fo:color="#000000" loext:opacity="100%" style:font-name="Times New Roman" fo:font-size="11pt" fo:font-weight="normal" style:font-size-asian="11pt" style:font-weight-asian="normal" style:font-size-complex="11pt" style:font-weight-complex="normal"/>
    </style:style>
    <style:style style:name="T38" style:family="text">
      <style:text-properties fo:color="#000000" loext:opacity="100%" style:font-name="Times New Roman" fo:font-size="11pt" fo:font-weight="normal" officeooo:rsid="0014d9af" style:font-size-asian="11pt" style:font-weight-asian="normal" style:font-size-complex="11pt" style:font-weight-complex="normal"/>
    </style:style>
    <style:style style:name="T39" style:family="text">
      <style:text-properties fo:color="#000000" loext:opacity="100%" style:font-name="Times New Roman" fo:font-size="11pt" fo:font-weight="normal" officeooo:rsid="00173ea3" style:font-size-asian="11pt" style:font-weight-asian="normal" style:font-size-complex="11pt" style:font-weight-complex="normal"/>
    </style:style>
    <style:style style:name="T40" style:family="text">
      <style:text-properties fo:color="#000000" loext:opacity="100%" style:font-name="Times New Roman" fo:font-size="11pt" fo:font-weight="normal" officeooo:rsid="00121f47" style:font-size-asian="11pt" style:font-weight-asian="normal" style:font-size-complex="11pt" style:font-weight-complex="normal"/>
    </style:style>
    <style:style style:name="T41" style:family="text">
      <style:text-properties fo:color="#000000" loext:opacity="100%" style:font-name="Times New Roman" fo:font-size="11pt" fo:font-weight="normal" officeooo:rsid="0015e9c8" style:font-size-asian="11pt" style:font-weight-asian="normal" style:font-size-complex="11pt" style:font-weight-complex="normal"/>
    </style:style>
    <style:style style:name="T42" style:family="text">
      <style:text-properties fo:color="#000000" loext:opacity="100%" style:font-name="Times New Roman" fo:font-size="11pt" fo:font-weight="normal" officeooo:rsid="0018cbae" style:font-size-asian="11pt" style:font-weight-asian="normal" style:font-size-complex="11pt" style:font-weight-complex="normal"/>
    </style:style>
    <style:style style:name="T43" style:family="text">
      <style:text-properties fo:color="#000000" loext:opacity="100%" style:font-name="Times New Roman" fo:font-size="11pt" fo:font-weight="normal" officeooo:rsid="00268778" style:font-size-asian="11pt" style:font-weight-asian="normal" style:font-size-complex="11pt" style:font-weight-complex="normal"/>
    </style:style>
    <style:style style:name="T44" style:family="text">
      <style:text-properties fo:color="#000000" loext:opacity="100%" style:font-name="Times New Roman" fo:font-size="11pt" fo:font-weight="normal" officeooo:rsid="002823d8" style:font-size-asian="11pt" style:font-weight-asian="normal" style:font-size-complex="11pt" style:font-weight-complex="normal"/>
    </style:style>
    <style:style style:name="T45" style:family="text">
      <style:text-properties fo:color="#000000" loext:opacity="100%" style:font-name="Times New Roman" fo:font-size="11pt" fo:font-weight="normal" officeooo:rsid="00284fea" style:font-size-asian="11pt" style:font-weight-asian="normal" style:font-size-complex="11pt" style:font-weight-complex="normal"/>
    </style:style>
    <style:style style:name="T46" style:family="text">
      <style:text-properties fo:color="#000000" loext:opacity="100%" style:font-name="Times New Roman" fo:font-size="11pt" fo:font-weight="normal" officeooo:rsid="0028921e" style:font-size-asian="11pt" style:font-weight-asian="normal" style:font-size-complex="11pt" style:font-weight-complex="normal"/>
    </style:style>
    <style:style style:name="T47" style:family="text">
      <style:text-properties fo:color="#000000" loext:opacity="100%" style:font-name="Times New Roman" fo:font-size="11pt" fo:font-weight="normal" officeooo:rsid="002e2fcb" style:font-size-asian="11pt" style:font-weight-asian="normal" style:font-size-complex="11pt" style:font-weight-complex="normal"/>
    </style:style>
    <style:style style:name="T48" style:family="text">
      <style:text-properties fo:color="#000000" loext:opacity="100%" style:font-name="Times New Roman" fo:font-size="11pt" fo:font-weight="normal" officeooo:rsid="002af087" style:font-size-asian="11pt" style:font-weight-asian="normal" style:font-size-complex="11pt" style:font-weight-complex="normal"/>
    </style:style>
    <style:style style:name="T49" style:family="text">
      <style:text-properties fo:color="#000000" loext:opacity="100%" style:font-name="Times New Roman" fo:font-size="11pt" fo:font-weight="normal" officeooo:rsid="0029cbc1" style:font-size-asian="11pt" style:font-weight-asian="normal" style:font-size-complex="11pt" style:font-weight-complex="normal"/>
    </style:style>
    <style:style style:name="T50" style:family="text">
      <style:text-properties fo:color="#000000" loext:opacity="100%" style:font-name="Times New Roman" fo:font-size="11pt" fo:font-weight="normal" officeooo:rsid="002e94d5" style:font-size-asian="11pt" style:font-weight-asian="normal" style:font-size-complex="11pt" style:font-weight-complex="normal"/>
    </style:style>
    <style:style style:name="T51" style:family="text">
      <style:text-properties fo:color="#000000" loext:opacity="100%" style:font-name="Times New Roman" fo:font-size="11pt" fo:font-weight="normal" officeooo:rsid="002d1f66" style:font-size-asian="11pt" style:font-weight-asian="normal" style:font-size-complex="11pt" style:font-weight-complex="normal"/>
    </style:style>
    <style:style style:name="T52" style:family="text">
      <style:text-properties fo:color="#000000" loext:opacity="100%" style:font-name="Times New Roman" fo:font-size="11pt" fo:font-weight="normal" officeooo:rsid="00319121" style:font-size-asian="11pt" style:font-weight-asian="normal" style:font-size-complex="11pt" style:font-weight-complex="normal"/>
    </style:style>
    <style:style style:name="T53" style:family="text">
      <style:text-properties fo:color="#000000" loext:opacity="100%" style:font-name="Times New Roman" fo:font-size="11pt" fo:font-weight="normal" officeooo:rsid="00189054" style:font-size-asian="11pt" style:font-weight-asian="normal" style:font-size-complex="11pt" style:font-weight-complex="normal"/>
    </style:style>
    <style:style style:name="T54" style:family="text">
      <style:text-properties fo:color="#000000" loext:opacity="100%" style:font-name="Times New Roman" fo:font-size="11pt" fo:font-weight="normal" officeooo:rsid="001a1dc9" style:font-size-asian="11pt" style:font-weight-asian="normal" style:font-size-complex="11pt" style:font-weight-complex="normal"/>
    </style:style>
    <style:style style:name="T55" style:family="text">
      <style:text-properties fo:color="#000000" loext:opacity="100%" style:font-name="Times New Roman" fo:font-size="11pt" fo:font-weight="normal" officeooo:rsid="00121273" style:font-size-asian="11pt" style:font-weight-asian="normal" style:font-size-complex="11pt" style:font-weight-complex="normal"/>
    </style:style>
    <style:style style:name="T56" style:family="text">
      <style:text-properties fo:color="#000000" loext:opacity="100%" style:font-name="Times New Roman" fo:font-size="11pt" fo:font-weight="normal" officeooo:rsid="001203fa" style:font-size-asian="11pt" style:font-weight-asian="normal" style:font-size-complex="11pt" style:font-weight-complex="normal"/>
    </style:style>
    <style:style style:name="T57" style:family="text">
      <style:text-properties fo:color="#000000" loext:opacity="100%" style:font-name="Times New Roman" fo:font-size="11pt" fo:font-weight="normal" officeooo:rsid="001a9c51" style:font-size-asian="11pt" style:font-weight-asian="normal" style:font-size-complex="11pt" style:font-weight-complex="normal"/>
    </style:style>
    <style:style style:name="T58" style:family="text">
      <style:text-properties fo:color="#000000" loext:opacity="100%" style:font-name="Times New Roman" fo:font-size="11pt" fo:font-weight="normal" officeooo:rsid="0017fcbf" style:font-size-asian="11pt" style:font-weight-asian="normal" style:font-size-complex="11pt" style:font-weight-complex="normal"/>
    </style:style>
    <style:style style:name="T59" style:family="text">
      <style:text-properties fo:color="#000000" loext:opacity="100%" style:font-name="Times New Roman" fo:font-size="11pt" fo:font-weight="normal" officeooo:rsid="0019f279" style:font-size-asian="11pt" style:font-weight-asian="normal" style:font-size-complex="11pt" style:font-weight-complex="normal"/>
    </style:style>
    <style:style style:name="T60" style:family="text">
      <style:text-properties fo:color="#000000" loext:opacity="100%" style:font-name="Times New Roman" fo:font-size="11pt" fo:font-weight="normal" officeooo:rsid="00167cc3" style:font-size-asian="11pt" style:font-weight-asian="normal" style:font-size-complex="11pt" style:font-weight-complex="normal"/>
    </style:style>
    <style:style style:name="T61" style:family="text">
      <style:text-properties fo:color="#000000" loext:opacity="100%" style:font-name="Times New Roman" fo:font-size="11pt" fo:font-weight="normal" officeooo:rsid="001d51e0" style:font-size-asian="11pt" style:font-weight-asian="normal" style:font-size-complex="11pt" style:font-weight-complex="normal"/>
    </style:style>
    <style:style style:name="T62" style:family="text">
      <style:text-properties fo:color="#000000" loext:opacity="100%" style:font-name="Times New Roman" fo:font-size="11pt" fo:font-weight="normal" officeooo:rsid="001f0a76" style:font-size-asian="11pt" style:font-weight-asian="normal" style:font-size-complex="11pt" style:font-weight-complex="normal"/>
    </style:style>
    <style:style style:name="T63" style:family="text">
      <style:text-properties fo:color="#000000" loext:opacity="100%" style:font-name="Times New Roman" fo:font-size="11pt" fo:font-weight="normal" officeooo:rsid="001b9bd7" style:font-size-asian="11pt" style:font-weight-asian="normal" style:font-size-complex="11pt" style:font-weight-complex="normal"/>
    </style:style>
    <style:style style:name="T64" style:family="text">
      <style:text-properties fo:color="#000000" loext:opacity="100%" style:font-name="Times New Roman" fo:font-size="11pt" fo:font-weight="normal" officeooo:rsid="001c44b6" style:font-size-asian="11pt" style:font-weight-asian="normal" style:font-size-complex="11pt" style:font-weight-complex="normal"/>
    </style:style>
    <style:style style:name="T65" style:family="text">
      <style:text-properties fo:color="#000000" loext:opacity="100%" style:font-name="Times New Roman" fo:font-size="11pt" fo:font-weight="normal" officeooo:rsid="00206417" style:font-size-asian="11pt" style:font-weight-asian="normal" style:font-size-complex="11pt" style:font-weight-complex="normal"/>
    </style:style>
    <style:style style:name="T66" style:family="text">
      <style:text-properties fo:color="#000000" loext:opacity="100%" style:font-name="Times New Roman" fo:font-size="11pt" fo:font-weight="normal" officeooo:rsid="0033c546" style:font-size-asian="11pt" style:font-weight-asian="normal" style:font-size-complex="11pt" style:font-weight-complex="normal"/>
    </style:style>
    <style:style style:name="T67" style:family="text">
      <style:text-properties fo:color="#000000" loext:opacity="100%" style:font-name="Times New Roman" fo:font-size="11pt" fo:font-weight="normal" officeooo:rsid="0024fc29" style:font-size-asian="11pt" style:font-weight-asian="normal" style:font-size-complex="11pt" style:font-weight-complex="normal"/>
    </style:style>
    <style:style style:name="T68" style:family="text">
      <style:text-properties fo:color="#000000" loext:opacity="100%" style:font-name="Times New Roman" fo:font-size="11pt" fo:font-weight="normal" officeooo:rsid="00048eda" style:font-size-asian="11pt" style:font-weight-asian="normal" style:font-size-complex="11pt" style:font-weight-complex="normal"/>
    </style:style>
    <style:style style:name="T69" style:family="text">
      <style:text-properties fo:color="#000000" loext:opacity="100%" style:font-name="Times New Roman" fo:font-size="11pt" fo:font-weight="normal" officeooo:rsid="00341a81" style:font-size-asian="11pt" style:font-weight-asian="normal" style:font-size-complex="11pt" style:font-weight-complex="normal"/>
    </style:style>
    <style:style style:name="T70" style:family="text">
      <style:text-properties fo:color="#000000" loext:opacity="100%" style:font-name="Times New Roman" fo:font-size="11pt" style:font-size-asian="11pt" style:font-size-complex="11pt"/>
    </style:style>
    <style:style style:name="T71" style:family="text">
      <style:text-properties fo:color="#000000" loext:opacity="100%" style:font-name="Times New Roman" fo:font-size="11pt" officeooo:rsid="00121f47" style:font-size-asian="11pt" style:font-size-complex="11pt"/>
    </style:style>
    <style:style style:name="T72" style:family="text">
      <style:text-properties fo:color="#000000" loext:opacity="100%" style:font-name="Times New Roman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73" style:family="text">
      <style:text-properties fo:color="#000000" loext:opacity="100%" style:font-name="Times New Roman" fo:font-size="11pt" fo:font-weight="bold" style:font-size-asian="11pt" style:font-weight-asian="bold" style:font-size-complex="11pt" style:font-weight-complex="bold"/>
    </style:style>
    <style:style style:name="T74" style:family="text">
      <style:text-properties fo:color="#000000" loext:opacity="100%" style:font-name="Times New Roman" fo:font-size="16pt" fo:font-weight="bold" style:font-size-asian="16pt" style:font-weight-asian="bold" style:font-size-complex="16pt" style:font-weight-complex="bold"/>
    </style:style>
    <style:style style:name="T75" style:family="text">
      <style:text-properties fo:color="#000000" loext:opacity="100%" style:font-name="Times New Roman" fo:font-size="16pt" style:font-size-asian="16pt" style:font-size-complex="16pt"/>
    </style:style>
    <style:style style:name="T76" style:family="text">
      <style:text-properties fo:color="#000000" loext:opacity="100%" style:font-name="Times New Roman" fo:font-size="16pt" fo:language="hu" fo:country="HU" fo:font-weight="bold" style:font-size-asian="16pt" style:font-weight-asian="bold" style:font-size-complex="16pt" style:font-weight-complex="bold"/>
    </style:style>
    <style:style style:name="T77" style:family="text">
      <style:text-properties fo:color="#000000" loext:opacity="100%" style:font-name="Times New Roman" fo:font-size="16pt" fo:language="hu" fo:country="HU" style:font-size-asian="16pt" style:font-size-complex="16pt"/>
    </style:style>
    <style:style style:name="T78" style:family="text">
      <style:text-properties fo:color="#000000" loext:opacity="100%" style:font-name="Times New Roman" fo:font-size="14pt" fo:font-style="italic" style:font-size-asian="14pt" style:font-style-asian="italic" style:font-size-complex="13pt" style:font-style-complex="italic"/>
    </style:style>
    <style:style style:name="T79" style:family="text">
      <style:text-properties fo:color="#000000" loext:opacity="100%" style:font-name="Times New Roman" fo:font-size="14pt" fo:language="hu" fo:country="HU" fo:font-style="italic" style:font-size-asian="14pt" style:font-style-asian="italic" style:font-size-complex="13pt" style:font-style-complex="italic"/>
    </style:style>
    <style:style style:name="T80" style:family="text">
      <style:text-properties fo:color="#000000" loext:opacity="100%" style:font-name="Times New Roman" fo:font-size="13pt" fo:font-style="italic" style:font-size-asian="13pt" style:font-style-asian="italic" style:font-size-complex="13pt" style:font-style-complex="italic"/>
    </style:style>
    <style:style style:name="T81" style:family="text">
      <style:text-properties fo:color="#000000" loext:opacity="100%" style:font-name="Times New Roman" fo:font-size="13pt" style:font-size-asian="13pt" style:font-size-complex="13pt"/>
    </style:style>
    <style:style style:name="T82" style:family="text">
      <style:text-properties fo:color="#000000" loext:opacity="100%" style:font-name="Times New Roman" fo:font-size="13pt" fo:language="hu" fo:country="HU" fo:font-style="italic" style:font-size-asian="13pt" style:font-style-asian="italic" style:font-size-complex="13pt" style:font-style-complex="italic"/>
    </style:style>
    <style:style style:name="T83" style:family="text">
      <style:text-properties fo:color="#000000" loext:opacity="100%" style:font-name="Times New Roman" fo:font-size="13pt" fo:language="hu" fo:country="HU" style:font-size-asian="13pt" style:font-size-complex="13pt"/>
    </style:style>
    <style:style style:name="T84" style:family="text">
      <style:text-properties fo:color="#000000" loext:opacity="100%" style:font-name="Times New Roman" fo:language="hu" fo:country="HU"/>
    </style:style>
    <style:style style:name="T85" style:family="text">
      <style:text-properties fo:font-size="11pt" style:font-size-asian="11pt" style:font-size-complex="11pt"/>
    </style:style>
    <style:style style:name="T86" style:family="text">
      <style:text-properties fo:font-size="11pt" fo:language="hu" fo:country="HU" style:font-size-asian="11pt" style:font-size-complex="11pt"/>
    </style:style>
    <style:style style:name="T87" style:family="text">
      <style:text-properties fo:color="#555555" loext:opacity="100%" style:font-name="Times New Roman" fo:font-size="11pt" style:font-size-asian="11pt" style:font-size-complex="11pt"/>
    </style:style>
    <style:style style:name="T88" style:family="text">
      <style:text-properties fo:color="#555555" loext:opacity="100%" style:font-name="Times New Roman" fo:font-size="11pt" fo:language="hu" fo:country="HU" style:font-size-asian="11pt" style:font-size-complex="11pt"/>
    </style:style>
    <style:style style:name="T89" style:family="text">
      <style:text-properties fo:font-size="13pt" fo:font-style="italic" style:font-size-asian="13pt" style:font-style-asian="italic" style:font-size-complex="13pt" style:font-style-complex="italic"/>
    </style:style>
    <style:style style:name="T90" style:family="text">
      <style:text-properties fo:font-size="13pt" style:font-size-asian="13pt" style:font-size-complex="13pt"/>
    </style:style>
    <style:style style:name="T91" style:family="text">
      <style:text-properties fo:font-size="13pt" fo:language="hu" fo:country="HU" fo:font-style="italic" style:font-size-asian="13pt" style:font-style-asian="italic" style:font-size-complex="13pt" style:font-style-complex="italic"/>
    </style:style>
    <style:style style:name="T92" style:family="text">
      <style:text-properties fo:font-size="13pt" fo:language="hu" fo:country="HU" style:font-size-asian="13pt" style:font-size-complex="13pt"/>
    </style:style>
    <style:style style:name="T93" style:family="text">
      <style:text-properties officeooo:rsid="001752a1"/>
    </style:style>
    <style:style style:name="T94" style:family="text">
      <style:text-properties officeooo:rsid="0038a097"/>
    </style:style>
    <style:style style:name="T95" style:family="text">
      <style:text-properties officeooo:rsid="001d177f"/>
    </style:style>
    <style:style style:name="T96" style:family="text">
      <style:text-properties officeooo:rsid="0033d241"/>
    </style:style>
    <style:style style:name="T97" style:family="text">
      <style:text-properties officeooo:rsid="00357e78"/>
    </style:style>
    <style:style style:name="T98" style:family="text">
      <style:text-properties officeooo:rsid="0036c18f"/>
    </style:style>
    <style:style style:name="T99" style:family="text">
      <style:text-properties officeooo:rsid="002b45d8"/>
    </style:style>
    <style:style style:name="T100" style:family="text">
      <style:text-properties officeooo:rsid="0006682d"/>
    </style:style>
    <style:style style:name="T101" style:family="text">
      <style:text-properties fo:language="hu" fo:country="HU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14">Tartalomjegyzék</text:p>
      <text:section text:style-name="Sect1" text:name="Sect1">
        <text:p text:style-name="P15">1. Bevezetés</text:p>
        <text:p text:style-name="P15">2. Az alkalmazás helye</text:p>
        <text:p text:style-name="P15"><text:tab/>2.1 Üzleti lehetőségek</text:p>
        <text:p text:style-name="P15"><text:tab/>2.2 A probléma megfogalmazása</text:p>
        <text:p text:style-name="P15"><text:tab/>2.3 Az elkészült termék helye</text:p>
        <text:p text:style-name="P15">3. Érintettek és felhasználók</text:p>
        <text:p text:style-name="P15"><text:tab/>3.1. Az érintettek összefoglalása</text:p>
        <text:p text:style-name="P15"><text:tab/>3.2. A felhasználók összefoglalása</text:p>
        <text:p text:style-name="P15"><text:tab/>3.3 Felhasználói környezet</text:p>
        <text:p text:style-name="P15"><text:tab/>3.4. Illetékesek adatai</text:p>
        <text:p text:style-name="P15"><text:tab/>3.5. Felhasználók adatai</text:p>
        <text:p text:style-name="P15">4. A végtermék áttekintése</text:p>
        <text:p text:style-name="P15"><text:tab/>4.1 A termék kapcsolatai</text:p>
        <text:p text:style-name="P15"><text:tab/>4.2. A termék használatának előnyei</text:p>
        <text:p text:style-name="P15"><text:tab/>4.3. Feltételezések és függőségek</text:p>
        <text:p text:style-name="P15"><text:tab/>4.4 Költségbecslés</text:p>
        <text:p text:style-name="P15"><text:tab/>4.5. Installáció</text:p>
        <text:p text:style-name="P15">5. A végtermék jellemzői, biztosított szolgáltatások</text:p>
        <text:p text:style-name="P15">6. Korlátozások</text:p>
        <text:p text:style-name="P15">7. Minőségi elvárások</text:p>
        <text:p text:style-name="P15">8. Dokumentációkkal kapcsolatos követelmények</text:p>
        <text:p text:style-name="P15">9. Kockázat lista</text:p>
        <text:p text:style-name="P15">10. Szótár</text:p>
      </text:section>
      <text:section text:style-name="Sect1" text:name="Sect2">
        <text:p text:style-name="P37"><text:line-break/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h text:style-name="P28" text:outline-level="2"><text:soft-page-break/>1. Bevezetés</text:h>
        <text:p text:style-name="P1"/>
        <text:p text:style-name="P1">Szoftverünk neve: Ubimon</text:p>
        <text:p text:style-name="P1">Csapatunk egy kétdimenziós RPG játékon dolgozik, amely néhány egyedi, és rendkívüli változtatások mellett nagy hangsúlyt fektett a környezetvédelem fontosságára.</text:p>
        <text:p text:style-name="P1"/>
        <text:h text:style-name="P28" text:outline-level="2">2. Az alkalmazás helye</text:h>
        <text:p text:style-name="P1"/>
        <text:p text:style-name="Standard"><text:span text:style-name="Bekezdés_20_alapbetűtípusa"><text:span text:style-name="T1">Az alkalmazás - elkészítése után - egy egyszerű, kis méretű RPG játékszoftver lesz, amely először a Steam platformról lesz elérhető digitálisan, de tervben van egy fizikális, limitált kiadás is, mely tartalmazna kiegészítőket (kézikönyv, poszter, térkép stb.). A játék bármely korosztály számára ajánlott, ha valaki szeretne egy kicsit szórakozni, és mellesleg elgondolkodni a főtémával kapcsolatosan.</text:span></text:span></text:p>
        <text:p text:style-name="P1"/>
        <text:h text:style-name="P29" text:outline-level="3">2.1 Üzleti lehetőségek</text:h>
        <text:p text:style-name="P1"/>
        <text:p text:style-name="P1">Ez a szoftver a szórakoztatóipart veszi célba. Egy fix áron Emellett számítunk arra, hogy a megfelelő balansz és stratégiák kialakítása véget, ez a játék eSport szintű bajnokságokba is bekerülhet.</text:p>
        <text:p text:style-name="P1"/>
        <text:h text:style-name="P29" text:outline-level="3">2.2 A probléma megfogalmazása</text:h>
        <text:p text:style-name="P1"/>
        <text:p text:style-name="P1">Úgy véljük kevés fiatal ismeri miért is fontos a környezetvédelem, ezt a problémát szeretnénk azzal megoldani, hogy egy izgalmas és szerethető játék keretében megismertessük velük a mindennapi életében felmerülő lehetőségeket amikkel a felhasználó is hozzátehet a világunk megőrzéséhez.</text:p>
        <text:p text:style-name="P1"/>
        <text:p text:style-name="P1">Egy játékszoftveren belül – ha a verziókezelést figyelembe vesszük – igen nagy hangsúlyt kell fektetni a cél minél sokoldalúbb teljesítéséhez. Ehhez azonban érdemes a legalapabb problémákat megoldani, ahhoz hogy tovább tudjuk finomhangolni az univerzációt. Egy RPG-ben ezek a következők:</text:p>
        <text:p text:style-name="P1"/>
        <text:list xml:id="list2985527613" text:style-name="L1">
          <text:list-item>
            <text:p text:style-name="P31">Csalás nélküli végigjátszhatóság megoldása</text:p>
          </text:list-item>
          <text:list-item>
            <text:p text:style-name="P31">Megfelelő interfész kialakítása</text:p>
          </text:list-item>
          <text:list-item>
            <text:p text:style-name="P31">A játéktér beláthatósága</text:p>
          </text:list-item>
          <text:list-item>
            <text:p text:style-name="P31">Megfelelő AI biztosítása</text:p>
          </text:list-item>
          <text:list-item>
            <text:p text:style-name="P31">Változatos tér, és a szörnyek megfelelő elhelyezkedése</text:p>
          </text:list-item>
          <text:list-item>
            <text:p text:style-name="P31">Időzítések szinkronizálása, arányok bemérése</text:p>
          </text:list-item>
          <text:list-item>
            <text:p text:style-name="P31">A játékos cselekedeteinek végleges, vagy ideiglenes következménye legyen</text:p>
          </text:list-item>
        </text:list>
        <text:p text:style-name="P1"/>
        <text:p text:style-name="P3">Csalás nélküli végigjászhatóság megoldása:</text:p>
        <text:p text:style-name="Standard"><text:span text:style-name="Bekezdés_20_alapbetűtípusa"><text:span text:style-name="T4"><text:tab/>Talán a legegyértelműbb probléma mindközül, mégis csak fontos számunkra ez a pont, főleg egy RPG-nél, ahol sokkal több lehetőség adott a játékos számára.</text:span></text:span></text:p>
        <text:p text:style-name="P1"/>
        <text:p text:style-name="P3">Megfelelő interfész kialakítása:</text:p>
        <text:p text:style-name="Standard"><text:span text:style-name="Bekezdés_20_alapbetűtípusa"><text:span text:style-name="T5"><text:tab/></text:span></text:span><text:span text:style-name="Bekezdés_20_alapbetűtípusa"><text:span text:style-name="T4">A műfajnak megfelelően a játék alatt két magasabb szintű interfészt tervezünk. Egy a harcrendszernek szánt felület (mely biztosítja a szörnyek harcba küldését, azok fejlődést, és az ellenfeleink legyőzését), emellett egy felülnézetes open-world képet kell biztosítanunk, hogy a játékos saját maga dönthessen az útvonaltervéről.</text:span></text:span></text:p>
        <text:p text:style-name="P1"/>
        <text:p text:style-name="P1"/>
        <text:p text:style-name="P3"/>
        <text:p text:style-name="P3"/>
        <text:p text:style-name="P3">A játéktér beláthatósága:</text:p>
        <text:p text:style-name="Standard"><text:soft-page-break/><text:span text:style-name="Bekezdés_20_alapbetűtípusa"><text:span text:style-name="T5"><text:tab/></text:span></text:span><text:span text:style-name="Bekezdés_20_alapbetűtípusa"><text:span text:style-name="T4">A kétdimenziós felülnézeti interfész alatt játszik inkább ez az elem nagy szerepet, ahol fontos hogy el tudjunk navigálni a célunking. Rendes pályaszerkesztés, megfelelő színpaletta/színvilág, és más grafikai elemek szükséges ennek megalkotására, majd ezeket balanszolni kell.</text:span></text:span></text:p>
        <text:p text:style-name="P1"/>
        <text:p text:style-name="P3">Megfelelő AI biztosítása:</text:p>
        <text:p text:style-name="Standard"><text:span text:style-name="Bekezdés_20_alapbetűtípusa"><text:span text:style-name="T4"><text:tab/>A fokozatos nehézségi szint megvalósítása a progresszió alatt, már egy alapkövetelmény szinte minden videójátéknál, így gondoskodnunk kell arra, hogy a játékos a történet haladtával, már sokkal kihívóbb, de legyőzhető ellenfelek ellen mérje össze tudását.</text:span></text:span></text:p>
        <text:p text:style-name="P1"/>
        <text:p text:style-name="P3">Változatos tér, és a szörnyek megfelelő elhelyezkedése:</text:p>
        <text:p text:style-name="Standard"><text:span text:style-name="Bekezdés_20_alapbetűtípusa"><text:span text:style-name="T4"><text:tab/>Mivel a szörnyek egyediségét nem csak személyiségük, hanem különböző saját típusuk is meghatározza, <text:s/>így érdemes ezeknek az élőlényeknek a hozzájuk illő környezetet megalkotni, és ezekre a helyekre elhelyezni őket.</text:span></text:span></text:p>
        <text:p text:style-name="P1"/>
        <text:p text:style-name="P3">Időzítések szinkronízálása, arányok bemérése:</text:p>
        <text:p text:style-name="Standard"><text:span text:style-name="Bekezdés_20_alapbetűtípusa"><text:span text:style-name="T4"><text:tab/>A nehézségnek megfelelően fontos bemérni az arányokat, és a fejlődési időtartalmakat össze kell hangolni.</text:span></text:span></text:p>
        <text:p text:style-name="P1"/>
        <text:p text:style-name="P3">A játékos cselekedeteinek végleges, vagy ideiglenes következménye legyen:</text:p>
        <text:p text:style-name="Standard"><text:span text:style-name="Bekezdés_20_alapbetűtípusa"><text:span text:style-name="T4"><text:tab/>Nagy hangsúlyt szeretnénk fektetni a játékos egyedi döntéseire/cselkedeteire. Olyan a haladást befolyásoló elemekre gondolunk, mint NPC közötti viszonyfejlesztés, opcionális missziók elválalása, és azok elvégzése, a játékos szörnyeinek törődése (harcképesítése, tanítása, etetése, mosdatása stb.), és persze a környezet éppségének fenntartása. Mind ezen pontok odafigyelése, csak pozítiv hatással jár, de ugyanakkor ezek elhanyagolása csak még nehezebbé teszi a kalandot.</text:span></text:span></text:p>
        <text:p text:style-name="P1"/>
        <text:p text:style-name="P1"/>
        <text:h text:style-name="P29" text:outline-level="3">2.3 Az elkészült termék helye</text:h>
        <text:p text:style-name="P8">A szoftver futtatható változata elsősorban digitális formában lesz elérhető, de lassan és biztosan egy fizikai limitált kiadást és biztosítunk. A szórakoztatóiparon belül korhatáros besorolás alatt nincsen minimum kor meghatározva, így a játék bárki számára igénybe vehető és alkalmazható.</text:p>
        <text:p text:style-name="P8"/>
        <text:p text:style-name="P2">Egyes alternatíváktól annyiban eltér, hogy a szoftver egy egyszerű történet elmesélése mellett, sok egyéb elgondolkodtató, az életben is alkalmazható kérdést tesz fel. Egyedi térképpel és kis szörnyekkel rendelkezik a játék, amely a terv egyik főpillére. Nem konzol exklúziv játékot szeretnék fejleszteni, hisz nyitottak vagyunk sok más platformra is, és ez még az eladások számát is megnöveli.</text:p>
        <text:h text:style-name="P25" text:outline-level="1">3. Érintettek és felhasználók</text:h>
        <text:p text:style-name="P2"><text:tab/>A projekt fejlesztését KoviUbiSoft végzi. A megrendelő és konzulens Sátán Ádám.</text:p>
        <text:p text:style-name="Text_20_body"><text:span text:style-name="Bekezdés_20_alapbetűtípusa"><text:span text:style-name="T76">3.1. Az érintettek összefoglalása</text:span></text:span><text:span text:style-name="Bekezdés_20_alapbetűtípusa"><text:span text:style-name="T77"><text:tab/></text:span>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4369281970800">
            <table:table-cell table:style-name="Table1.A1" office:value-type="string">
              <text:p text:style-name="P22">Elnevezés</text:p>
            </table:table-cell>
            <table:table-cell table:style-name="Table1.A1" office:value-type="string">
              <text:p text:style-name="P22">Leírás</text:p>
            </table:table-cell>
            <table:table-cell table:style-name="Table1.C1" office:value-type="string">
              <text:p text:style-name="P22">Szerep</text:p>
            </table:table-cell>
          </table:table-row>
          <table:table-row table:style-name="Table1.2">
            <table:table-cell table:style-name="Table1.A2" office:value-type="string">
              <text:p text:style-name="P22">Megrendelő</text:p>
            </table:table-cell>
            <table:table-cell table:style-name="Table1.A2" office:value-type="string">
              <text:p text:style-name="P22">Az alkalmazás elkészítését igényli</text:p>
            </table:table-cell>
            <table:table-cell table:style-name="Table1.C2" office:value-type="string">
              <text:p text:style-name="P22">finanszírozza az alkalmazás fejlesztésének és fenntartásának költségeit<text:line-break/></text:p>
            </table:table-cell>
          </table:table-row>
          <table:table-row table:style-name="TableLine94369281941936">
            <table:table-cell table:style-name="Table1.A2" office:value-type="string">
              <text:p text:style-name="P22">Fejlesztők</text:p>
            </table:table-cell>
            <table:table-cell table:style-name="Table1.A2" office:value-type="string">
              <text:p text:style-name="P22">A játék elkészítéséért, illetve további fejlesztéséért felelősek</text:p>
            </table:table-cell>
            <table:table-cell table:style-name="Table1.C2" office:value-type="string">
              <text:p text:style-name="P22">Elkészítik majd fejlesztik és karbantartják a játékot</text:p>
            </table:table-cell>
          </table:table-row>
        </table:table>
        <text:h text:style-name="P26" text:outline-level="2"><text:soft-page-break/>3.2. A felhasználók összefoglalása<text:line-break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Line94369282001472">
            <table:table-cell table:style-name="Table2.A1" office:value-type="string">
              <text:p text:style-name="P22">Elnevezés</text:p>
            </table:table-cell>
            <table:table-cell table:style-name="Table2.A1" office:value-type="string">
              <text:p text:style-name="P22">Leírás</text:p>
            </table:table-cell>
            <table:table-cell table:style-name="Table2.C1" office:value-type="string">
              <text:p text:style-name="P22">Illetékes</text:p>
            </table:table-cell>
          </table:table-row>
          <table:table-row table:style-name="TableLine94369282051520">
            <table:table-cell table:style-name="Table2.A2" office:value-type="string">
              <text:p text:style-name="P22">Potenciális Felhasználó</text:p>
            </table:table-cell>
            <table:table-cell table:style-name="Table2.A2" office:value-type="string">
              <text:p text:style-name="P22">Próbaverziót használja</text:p>
            </table:table-cell>
            <table:table-cell table:style-name="Table2.C2" office:value-type="string">
              <text:p text:style-name="P22">-</text:p>
            </table:table-cell>
          </table:table-row>
          <table:table-row table:style-name="TableLine94369282053296">
            <table:table-cell table:style-name="Table2.A2" office:value-type="string">
              <text:p text:style-name="P22">Felhasználó</text:p>
            </table:table-cell>
            <table:table-cell table:style-name="Table2.A2" office:value-type="string">
              <text:p text:style-name="P22">Megveszi a teljes játékot</text:p>
            </table:table-cell>
            <table:table-cell table:style-name="Table2.C2" office:value-type="string">
              <text:p text:style-name="P22">felhasználó</text:p>
            </table:table-cell>
          </table:table-row>
          <table:table-row table:style-name="TableLine94369282054112">
            <table:table-cell table:style-name="Table2.A2" office:value-type="string">
              <text:p text:style-name="P22">Admin</text:p>
            </table:table-cell>
            <table:table-cell table:style-name="Table2.A2" office:value-type="string">
              <text:p text:style-name="P22">Felügyeli a csalás mentes játékmenetet többjátékos mód esetén</text:p>
            </table:table-cell>
            <table:table-cell table:style-name="Table2.C2" office:value-type="string">
              <text:p text:style-name="P22">admin</text:p>
            </table:table-cell>
          </table:table-row>
        </table:table>
        <text:h text:style-name="P27" text:outline-level="2">3.3 Felhasználói környezet</text:h>
        <text:p text:style-name="P42">Milyen platformon fog futni az átadott alkalmazás, és várhatóan változni fog-e?</text:p>
        <text:p text:style-name="P2">PC</text:p>
        <text:p text:style-name="P42">Hány felhasználó fogja használni egy időben átlagosan, és hány felhasználó várható maximálisan?</text:p>
        <text:p text:style-name="P2">Lehet egyjátékos és többjátékos mód (max x játékossal)</text:p>
        <text:p text:style-name="P42">Mennyi ideig fogja használni a rendszert egy felhasználó, és ez mennyire változó?</text:p>
        <text:p text:style-name="P2">A játék x óra hosszú, A felhasználó tetszőleges ideig használhatja.</text:p>
        <text:h text:style-name="Címsor_20_2" text:outline-level="2"><text:span text:style-name="Bekezdés_20_alapbetűtípusa"><text:span text:style-name="T77">3.4. Illetékesek adatai</text:span></text:span><text:span text:style-name="Bekezdés_20_alapbetűtípusa"><text:span text:style-name="T6"><text:line-break/><text:tab/>A fejlesztői csapat:</text:span></text:span></text:h>
        <text:p text:style-name="P37"><text:tab/><text:tab/>KoviUbiSoft<text:line-break/><text:tab/><text:tab/><text:line-break/><text:tab/><text:tab/>Tóth József<text:tab/><text:tab/><text:tab/>tothjozsef225@gmail.com</text:p>
        <text:p text:style-name="Text_20_body"><text:span text:style-name="Bekezdés_20_alapbetűtípusa"><text:span text:style-name="T86"><text:tab/><text:tab/>Simonyák János<text:tab/><text:tab/></text:span></text:span><text:a xlink:type="simple" xlink:href="mailto:s_janos@outlook.com" office:target-frame-name="_top" xlink:show="replace" text:style-name="Internet_20_link" text:visited-style-name="Visited_20_Internet_20_Link"><text:span text:style-name="Bekezdés_20_alapbetűtípusa"><text:span text:style-name="T86">s_janos@outlook.com</text:span></text:span></text:a></text:p>
        <text:p text:style-name="P37"><text:tab/><text:tab/>Nagy Róber<text:span text:style-name="T100">t</text:span><text:tab/><text:tab/><text:tab/>rob.iskola1@gmail.com</text:p>
        <text:p text:style-name="P37"><text:tab/><text:tab/>Bartók-Balogh Gábor<text:tab/><text:tab/>demiteto.bartok@gmail.com</text:p>
        <text:p text:style-name="P2"><text:tab/><text:tab/>Hegedüs Gábor<text:tab/><text:tab/><text:tab/>hegedus.gabor91@gmail.com</text:p>
        <text:h text:style-name="Címsor_20_2" text:outline-level="2"><text:span text:style-name="Bekezdés_20_alapbetűtípusa"><text:span text:style-name="T77">3.5. Felhasználók adatai</text:span></text:span><text:span text:style-name="Bekezdés_20_alapbetűtípusa"><text:span text:style-name="T6"><text:line-break/><text:tab/>A szoftvert bárki használhatja, kortól és nemtől függetlenül.</text:span></text:span></text:h>
        <text:p text:style-name="P2"><text:tab/>A szoftver megrendelője és a fejlesztő csapat konzulense Sátán Ádám</text:p>
        <text:p text:style-name="P44">4. A végtermék áttekintése</text:p>
        <text:p text:style-name="P45">4.1 A termék kapcsolatai</text:p>
        <text:p text:style-name="P2"><text:s/>Játékon belüli komponensek:</text:p>
        <text:p text:style-name="Text_20_body"><text:span text:style-name="Bekezdés_20_alapbetűtípusa"><text:span text:style-name="T4">- </text:span></text:span><text:span text:style-name="Bekezdés_20_alapbetűtípusa"><text:span text:style-name="T36">Menü</text:span></text:span><text:span text:style-name="Bekezdés_20_alapbetűtípusa"><text:span text:style-name="T4">: <text:s/>Egyszerű menü rendszer, amelyben a játékos új játékot kezdhet, folytathatja a meglévő save file-t, elérheti a beállításokat és kiléphet a játékból.</text:span></text:span></text:p>
        <text:p text:style-name="P2"/>
        <text:p text:style-name="Text_20_body"><text:span text:style-name="Bekezdés_20_alapbetűtípusa"><text:span text:style-name="T4">- </text:span></text:span><text:span text:style-name="Bekezdés_20_alapbetűtípusa"><text:span text:style-name="T36">Karakter kreáló</text:span></text:span><text:span text:style-name="Bekezdés_20_alapbetűtípusa"><text:span text:style-name="T4">: A karakter kreáló komponens felelős a játék elején azért, hogy a játékos személyre szabja a karakterét. A játékos megadhatja a karaktere nevét, választhat nemet, továbbá kiválaszthatja a karaktere külsejét. </text:span></text:span><text:soft-page-break/><text:span text:style-name="Bekezdés_20_alapbetűtípusa"><text:span text:style-name="T4">A játékos választhat haj és felső sprite-ok közül, továbbá a bőr, haj, felső. nadrág RGB színeit kiválaszthatja és egyéb kiegészítő díszítők is választhat.</text:span></text:span></text:p>
        <text:p text:style-name="P2"/>
        <text:p text:style-name="Text_20_body"><text:span text:style-name="Bekezdés_20_alapbetűtípusa"><text:span text:style-name="T4">-</text:span></text:span><text:span text:style-name="Bekezdés_20_alapbetűtípusa"><text:span text:style-name="T36">Ubimon rendszer</text:span></text:span><text:span text:style-name="Bekezdés_20_alapbetűtípusa"><text:span text:style-name="T4">: Az Ubimon rendszer feladata az Ubimon objektumok tárolása és menedzselése. Minden Ubimon objektum tartalmaz attribútumokat mint például: Típus, név, gazda, HP, Attack damage, defense, Special attack damage, Special defense, speed és összesítő érték. Az Ubimon rendszer a játékban található összes Ubimon értékeit eltárolja egy adatbázisban. Többjátékos módban a játékosok Ubimonjainak értékeit is tárolja.</text:span></text:span></text:p>
        <text:p text:style-name="P2"/>
        <text:p text:style-name="Text_20_body"><text:span text:style-name="Bekezdés_20_alapbetűtípusa"><text:span text:style-name="T4">-</text:span></text:span><text:span text:style-name="Bekezdés_20_alapbetűtípusa"><text:span text:style-name="T36">Clock rendszer</text:span></text:span><text:span text:style-name="Bekezdés_20_alapbetűtípusa"><text:span text:style-name="T4">: A játékban lehetőség van egy óra beállítására. Az óra valós időben működik, befolyásolja az Ubimonok evulúcióját és az in-game eventeket is.</text:span></text:span></text:p>
        <text:p text:style-name="P2"/>
        <text:p text:style-name="Text_20_body"><text:span text:style-name="Bekezdés_20_alapbetűtípusa"><text:span text:style-name="T4">-</text:span></text:span><text:span text:style-name="Bekezdés_20_alapbetűtípusa"><text:span text:style-name="T36">NPC rendszer</text:span></text:span><text:span text:style-name="Bekezdés_20_alapbetűtípusa"><text:span text:style-name="T4">: Az NPC rendszer kezeli az NPC objektumokat, amelyek névvel és dialógokkal rendelkeznek. Az NPC-k hez tartozhatnak In-game eventek is. Az NPC-k meghatározott tile-okon véletlenszerűen vagy előre scriptelt módon haladnak, a játékbeli idő alapján spawn-olnak illetve despawn-olnak. In-game event hatására beszélgetést kezdeményezhetnek a játékossal, illetve a játékos interakció hatására bármikor beszélhet az NPC-khez.</text:span></text:span></text:p>
        <text:p text:style-name="P2"/>
        <text:p text:style-name="Text_20_body"><text:span text:style-name="Bekezdés_20_alapbetűtípusa"><text:span text:style-name="T4">-</text:span></text:span><text:span text:style-name="Bekezdés_20_alapbetűtípusa"><text:span text:style-name="T36">Harcrendszer </text:span></text:span><text:span text:style-name="Bekezdés_20_alapbetűtípusa"><text:span text:style-name="T4">: A harcrendszerben a játékos kiválaszt egy vagy két Ubimont a harc módja alapján. A rendszer alapvető feladata az Ubimon statjai alapján és a játékos által választott opció alapján kiszámolja és eltárolja az értékeket. A harc közben a játékosnak 4 lehetősége van: Támadás, Itemek használata, Ubimon váltás és harc elhagyása.</text:span></text:span></text:p>
        <text:p text:style-name="P2"><text:tab/>A harcrendszer része a UI is, amelyben a játékos Ubimonjai a bal oldalon, az ellenséges Ubimonok a jobb oldalon találhatóak. A UI-ban látszanak a Ubimonok Neve, szintje, hp-ja, exp-je. A rendszer turn based, a turn végén a történések dialóg box-ban jelennek meg.</text:p>
        <text:p text:style-name="P2"/>
        <text:p text:style-name="Text_20_body"><text:span text:style-name="Bekezdés_20_alapbetűtípusa"><text:span text:style-name="T4">-</text:span></text:span><text:span text:style-name="Bekezdés_20_alapbetűtípusa"><text:span text:style-name="T36">Fejlődés rendszer (szint rendszer</text:span></text:span><text:span text:style-name="Bekezdés_20_alapbetűtípusa"><text:span text:style-name="T4">): Minden Ubimon rendelkezik exp értékkel, amelyet Ubimon harc győzelmekkel lehet növelni. Meghatározott exp elérésekor az Ubimon szintet lép. A fejlődés rendszer az Ubimonok szintjét tárolja el egy adatbázisban, továbbá a játékos Ubimonjainak szintjei alapján és a co-op játékosok száma alapján az ellenséges Ubimonok stat-jait kiszámolja.</text:span></text:span></text:p>
        <text:p text:style-name="P2"/>
        <text:p text:style-name="Text_20_body"><text:span text:style-name="Bekezdés_20_alapbetűtípusa"><text:span text:style-name="T4">-</text:span></text:span><text:span text:style-name="Bekezdés_20_alapbetűtípusa"><text:span text:style-name="T36">Többjátékos mód</text:span></text:span><text:span text:style-name="Bekezdés_20_alapbetűtípusa"><text:span text:style-name="T4">: Az alap játékot Local Co-op módban maximum 4 ember játszhatja, továbbá lehet online max 32 emberrel.</text:span></text:span></text:p>
        <text:p text:style-name="P2"/>
        <text:p text:style-name="Text_20_body"><text:span text:style-name="Bekezdés_20_alapbetűtípusa"><text:span text:style-name="T4">-</text:span></text:span><text:span text:style-name="Bekezdés_20_alapbetűtípusa"><text:span text:style-name="T36">Pálya Térkép</text:span></text:span><text:span text:style-name="Bekezdés_20_alapbetűtípusa"><text:span text:style-name="T4">: A pályarendszer feladata kirajzolni a tile-okat egy meghatározott rács alapján (n x m-es rács). A pályák tile-okból állnak, amelyek 32x32 pixelesek. Másik feladata meghatározott tile-okhoz in-game eventet kötni. pl: Más térkép betöltése, interaktivitás, cutscene stb.</text:span></text:span></text:p>
        <text:p text:style-name="P2"/>
        <text:p text:style-name="Text_20_body"><text:soft-page-break/><text:span text:style-name="Bekezdés_20_alapbetűtípusa"><text:span text:style-name="T4">-</text:span></text:span><text:span text:style-name="Bekezdés_20_alapbetűtípusa"><text:span text:style-name="T36">Dialóg rendszer</text:span></text:span><text:span text:style-name="Bekezdés_20_alapbetűtípusa"><text:span text:style-name="T4">: A dialóg rendszer lényege a szöveg megjelenítése egy dialóg box-ban, illetve a játékosnak választási lehetőségek nyújtása. Az NPC-k a játékos választása alapján válaszolnak és a játékos választása befolyásolhatja a játék történetét.</text:span></text:span></text:p>
        <text:p text:style-name="P2"><text:tab/></text:p>
        <text:p text:style-name="Text_20_body"><text:span text:style-name="Bekezdés_20_alapbetűtípusa"><text:span text:style-name="T4">-</text:span></text:span><text:span text:style-name="Bekezdés_20_alapbetűtípusa"><text:span text:style-name="T36">Tárgy rendszer</text:span></text:span><text:span text:style-name="Bekezdés_20_alapbetűtípusa"><text:span text:style-name="T4">: A tárgy rendszer a játékos által felvett itemeket fogja egy adatbázisban eltárolni. Különböző item típusok vannak pl: Kulcsok, Ubimon labdák, Heal itemek stb.</text:span></text:span></text:p>
        <text:p text:style-name="P2"/>
        <text:p text:style-name="Text_20_body"><text:span text:style-name="Bekezdés_20_alapbetűtípusa"><text:span text:style-name="T4">-</text:span></text:span><text:span text:style-name="Bekezdés_20_alapbetűtípusa"><text:span text:style-name="T36">Event rendszer</text:span></text:span><text:span text:style-name="Bekezdés_20_alapbetűtípusa"><text:span text:style-name="T4">: A játékos billentyűzet vagy game controller által kiadott inputra (eventre) a játék mozgással, illetve interaktivitással válaszol.</text:span></text:span></text:p>
        <text:p text:style-name="P2"/>
        <text:p text:style-name="Text_20_body"><text:span text:style-name="Bekezdés_20_alapbetűtípusa"><text:span text:style-name="T4">-</text:span></text:span><text:span text:style-name="Bekezdés_20_alapbetűtípusa"><text:span text:style-name="T36">In game eventek</text:span></text:span><text:span text:style-name="Bekezdés_20_alapbetűtípusa"><text:span text:style-name="T4">: A játék során előre beprogramozott in-game eventek vannak, amelyeket a játékos egy tile-ra lépéssel, szintlépéssel vagy beszélgetés választás alapján aktiválhat. Továbbá vannak véletlenszerű in-game harc eventek is.</text:span></text:span></text:p>
        <text:p text:style-name="P2"/>
        <text:p text:style-name="Text_20_body"><text:span text:style-name="Bekezdés_20_alapbetűtípusa"><text:span text:style-name="T4">-</text:span></text:span><text:span text:style-name="Bekezdés_20_alapbetűtípusa"><text:span text:style-name="T36">Hang és soundtrack</text:span></text:span><text:span text:style-name="Bekezdés_20_alapbetűtípusa"><text:span text:style-name="T4">: Minden játékbeli területnek saját zenéje van. Ez a komponens felelős a megfelelő hangeffektek lejátszásáért.</text:span></text:span></text:p>
        <text:p text:style-name="P2"/>
        <text:p text:style-name="P2">Adatbázis komponensek</text:p>
        <text:p text:style-name="P2"/>
        <text:p text:style-name="Text_20_body"><text:span text:style-name="Bekezdés_20_alapbetűtípusa"><text:span text:style-name="T4">-</text:span></text:span><text:span text:style-name="Bekezdés_20_alapbetűtípusa"><text:span text:style-name="T36">Ubimon adatbázis</text:span></text:span><text:span text:style-name="Bekezdés_20_alapbetűtípusa"><text:span text:style-name="T4">: Adatbázis, amely a játékosnál lévő Ubimonok értékeit tárolja. Ezt az adatbázist a harcrendszer, ubimon rendszer és a szint rendszer fogja módosítani.</text:span></text:span></text:p>
        <text:p text:style-name="P2"/>
        <text:p text:style-name="Text_20_body"><text:span text:style-name="Bekezdés_20_alapbetűtípusa"><text:span text:style-name="T4">-</text:span></text:span><text:span text:style-name="Bekezdés_20_alapbetűtípusa"><text:span text:style-name="T36">Item adatbázis</text:span></text:span><text:span text:style-name="Bekezdés_20_alapbetűtípusa"><text:span text:style-name="T4">: A játékos bírtokában lévő tárgyak adatbázisa. Ezt az adatbázist a tárgy rendszer fogja módosítani.</text:span></text:span></text:p>
        <text:p text:style-name="P2"/>
        <text:p text:style-name="Text_20_body"><text:span text:style-name="Bekezdés_20_alapbetűtípusa"><text:span text:style-name="T4">-</text:span></text:span><text:span text:style-name="Bekezdés_20_alapbetűtípusa"><text:span text:style-name="T36">További adatbázisok</text:span></text:span><text:span text:style-name="Bekezdés_20_alapbetűtípusa"><text:span text:style-name="T4">: Többjátékos módhoz.</text:span></text:span></text:p>
        <text:p text:style-name="P2"/>
        <text:p text:style-name="P45">4.2. A termék használatának előnyei</text:p>
        <table:table table:name="Table3" table:style-name="Table3">
          <table:table-column table:style-name="Table3.A" table:number-columns-repeated="2"/>
          <table:table-row table:style-name="TableLine94369281966288">
            <table:table-cell table:style-name="Table3.A1" office:value-type="string">
              <text:p text:style-name="P23">A játékos haszna (előnyei)</text:p>
            </table:table-cell>
            <table:table-cell table:style-name="Table3.B1" office:value-type="string">
              <text:p text:style-name="P23">Az ezt támogató rendszer jellemző(k)</text:p>
            </table:table-cell>
          </table:table-row>
          <table:table-row table:style-name="TableLine94369282087888">
            <table:table-cell table:style-name="Table3.A2" office:value-type="string">
              <text:p text:style-name="P24">40 óra alap játékidő</text:p>
            </table:table-cell>
            <table:table-cell table:style-name="Table3.B2" office:value-type="string">
              <text:p text:style-name="P24">A játék egyjátékos módja 40 óra contentet tartalmaz.</text:p>
            </table:table-cell>
          </table:table-row>
          <table:table-row table:style-name="TableLine94369282090048">
            <table:table-cell table:style-name="Table3.A2" office:value-type="string">
              <text:p text:style-name="P24">Co-op mód</text:p>
            </table:table-cell>
            <table:table-cell table:style-name="Table3.B2" office:value-type="string">
              <text:p text:style-name="P24">A játék egyjátékos részét maximum 4 másik emberrel lehet egyszerre játszani, a játék nehézségi szintje a játékosok számával növekszik.</text:p>
            </table:table-cell>
          </table:table-row>
          <table:table-row table:style-name="TableLine94369282092912">
            <table:table-cell table:style-name="Table3.A2" office:value-type="string">
              <text:p text:style-name="P24">Többjátékos mód</text:p>
            </table:table-cell>
            <table:table-cell table:style-name="Table3.B2" office:value-type="string">
              <text:p text:style-name="P24">A játékot többjátékos módban is lehet játszani, maximum 32 emberrel.</text:p>
            </table:table-cell>
          </table:table-row>
          <text:soft-page-break/>
          <table:table-row table:style-name="TableLine94369282094352">
            <table:table-cell table:style-name="Table3.A2" office:value-type="string">
              <text:p text:style-name="P24">Témája a környezetvédelem</text:p>
            </table:table-cell>
            <table:table-cell table:style-name="Table3.B2" office:value-type="string">
              <text:p text:style-name="P24">Felhívja a figyelmet a környezetvédelemre.</text:p>
            </table:table-cell>
          </table:table-row>
        </table:table>
        <text:p text:style-name="P2"/>
        <text:p text:style-name="P45">4.3. Feltételezések és függőségek</text:p>
        <text:p text:style-name="P2">Feltételezzük, hogy a játék egyjátékos módja működőképes, az adatbázis rendszer üzemel, a co-op és többjátékos módok működnek.</text:p>
        <text:p text:style-name="P2">Feltételezzük, hogy az adatbázis mérete megfelelő.</text:p>
        <text:p text:style-name="P43"/>
        <text:p text:style-name="P45">4.4 Költségbecslés</text:p>
        <text:p text:style-name="P2">Fejlesztési idő: 1 év.</text:p>
        <text:p text:style-name="P2">Fejlesztők száma: 5.</text:p>
        <text:p text:style-name="P2">Fejlesztő eszközök: ~ 620.000Ft</text:p>
        <text:p text:style-name="P2">- OpenJDK - ingyenes</text:p>
        <text:p text:style-name="P2">- LWJGL - ingyenes</text:p>
        <text:p text:style-name="P2">- IntelliJ IDEA Community- ingyenes</text:p>
        <text:p text:style-name="P2">- Github - $21 / hónap / ember</text:p>
        <text:p text:style-name="Text_20_body"><text:span text:style-name="Bekezdés_20_alapbetűtípusa"><text:span text:style-name="T4">- MySQL Standard Edition - $</text:span></text:span><text:span text:style-name="Bekezdés_20_alapbetűtípusa"><text:span text:style-name="T88">2,000</text:span></text:span></text:p>
        <text:p text:style-name="P2"/>
        <text:p text:style-name="P2">Fejlesztők: 21.000.000Ft</text:p>
        <text:p text:style-name="P2">- Game designer / Game artist</text:p>
        <text:p text:style-name="P2">- Sound engineer</text:p>
        <text:p text:style-name="P2">- Game programmer</text:p>
        <text:p text:style-name="P2">- Game level designer</text:p>
        <text:p text:style-name="P2">- Game tester</text:p>
        <text:p text:style-name="P2"/>
        <text:p text:style-name="P45">4.5. Installáció</text:p>
        <text:p text:style-name="P2">A játékot a Steam-ről lehet installálni, továbbá elérhető a google play áruházban is.</text:p>
        <text:h text:style-name="P25" text:outline-level="1">5. A végtermék jellemzői, biztosított szolgáltatások</text:h>
        <text:p text:style-name="P6">5.1. Az Ubimon <text:span text:style-name="T93">alapötletének</text:span> áttekintése</text:p>
        <text:p text:style-name="P46"><text:span text:style-name="T37">A projekt fő témája környezetünk és annak védelme. Ennek megfelelően a hangsúly a játék világában levő, annak egyensúlyát megtartó </text:span><text:span text:style-name="T43">különleges képességekkel rendelkező</text:span><text:span text:style-name="T37"> állat- és növényfajokon </text:span><text:span text:style-name="T44">(Ubimonokon)</text:span><text:span text:style-name="T37"> van a hangsúly. </text:span><text:span text:style-name="T43">Rajtuk kívül jelen vannak még a velük együtt élő emberek is. </text:span><text:span text:style-name="T44">Az </text:span><text:soft-page-break/><text:span text:style-name="T44">embereknek meg kell tanulniuk szimbiózisban élni </text:span><text:span text:style-name="T45">ezekkel az Ubimonokkal, </text:span><text:span text:style-name="T46">mivel a</text:span><text:span text:style-name="T47">z</text:span><text:span text:style-name="T46"> erejük felelőtlen vagy akár </text:span><text:span text:style-name="T48">önző</text:span><text:span text:style-name="T46"> kihasználása komoly természeti kataszt</text:span><text:span text:style-name="T49">r</text:span><text:span text:style-name="T46">ófákat okoz</text:span><text:span text:style-name="T49">hat.</text:span></text:p>
        <text:p text:style-name="P47"><text:span text:style-name="T37">A főhős – akit a játékos szabadon formázhat – </text:span><text:span text:style-name="T50">fő célja az Ubimonok gyűjtése és tanulmányozása, dokumentálása. Ennek ellenére rákényszerülhet arra, hogy cselekedjen</text:span><text:span text:style-name="T51"> a fent említett katasztrófák megelőzés</text:span><text:span text:style-name="T50">e érdekében</text:span><text:span text:style-name="T51">. Saját Ubimonjait használva áll szembe más, vad Ubimonokkal, vagy akár az őket rossz célra használó gonosztevőkkel.</text:span></text:p>
        <text:p text:style-name="P5">5.2. Funkciók</text:p>
        <text:p text:style-name="P9">A játék több órányi egyjátékos tartalmat biztosít a felhasználónak.</text:p>
        <text:p text:style-name="P10">A játék egy nyílt, egységes világban já<text:span text:style-name="T94">t</text:span>szódik. <text:span text:style-name="T95">A játékos az eddig felfedezett területek között szabadon mozoghat. </text:span><text:span text:style-name="T96">Előfordulhat, hogy egyes területek nem ér</text:span><text:span text:style-name="T97">h</text:span><text:span text:style-name="T96">etőek el azonnal a játékos számára, </text:span><text:span text:style-name="T98">és csak a játék folyamán, később nyílnak meg.</text:span></text:p>
        <text:p text:style-name="P11">A játék harcrendszerére jellemző, hogy körökre osztott. <text:span text:style-name="T99">A harcban részt vevő Ubimonok sebessége dönti el, hogy melyiknek érvényesül előbb a köre. </text:span></text:p>
        <text:p text:style-name="P12">Többjátékos módban lehetősége van a játékosoknak egymással kooperatív módon biztonságban tartani a játék világát, Ubimonokat cserélni egymás között, vagy akár saját Ubimonjaik erejét megmérettetni különböző arénákban.</text:p>
        <text:p text:style-name="P5">5.3. Egyéb szolgáltatások</text:p>
        <text:p text:style-name="P48"><text:span text:style-name="T37">A különböző online funkciók eléréséhez szükség lehet egy felhasználói fiókra, ami Steame</text:span><text:span text:style-name="T52">s</text:span><text:span text:style-name="T37"> kiadás esetén a felhasználó Steam fiókja is lehet. </text:span><text:span text:style-name="T53">A játékos mentett állásai feltölthetőek a Steam Cloud szolgáltatásba, hogy más számítógépen is </text:span><text:span text:style-name="T54">ott folytathassa a játékot, ahol azt előzőleg félbehagyta</text:span><text:span text:style-name="T53">. Ugyanez a funkció Android platformon Google-fiókba történő mentéssel valósulna meg.</text:span></text:p>
        <text:h text:style-name="P25" text:outline-level="1">6. Korlátozások</text:h>
        <text:p text:style-name="P4">6.1. Személyi számítógépek tekintetében</text:p>
        <text:p text:style-name="P36"><text:span text:style-name="T55">Személyi számítógépeken a</text:span><text:span text:style-name="T56"> projekt által felhasznált LWJGL keretrendszert figyelembe véve az egyetlen fontosabb rendszerkövetelmény egy OpenGL API-t támogató grafikus kártya. Egyéb rendszerkövetelmény előre nem határozható meg pontosan. </text:span><text:span text:style-name="T57">Ugyanakkor feltételezhető</text:span><text:span text:style-name="T40">, hogy a keretrendszer alacsony erőforrásigényének köszönhetően a kész projekt bármilyen, az elmúlt </text:span><text:span text:style-name="T58">legalább egy </text:span><text:span text:style-name="T40">évtizedben készült </text:span><text:span text:style-name="T41">x86 </text:span><text:span text:style-name="T59">és ARM</text:span><text:span text:style-name="T41"> architektúrán futó </text:span><text:span text:style-name="T40">számítógépen képes </text:span><text:span text:style-name="T60">lesz</text:span><text:span text:style-name="T40"> futni, </text:span><text:span text:style-name="T59">Windows, macOS és Linux alapú rendszereken egyaránt</text:span><text:span text:style-name="T40">.</text:span></text:p>
        <text:p text:style-name="P20"><text:span text:style-name="T71">6.</text:span><text:span text:style-name="T70">2. Mobil platformok tekintetében</text:span></text:p>
        <text:p text:style-name="P21"><text:span text:style-name="T40">M</text:span><text:span text:style-name="T37">obil platformokon </text:span><text:span text:style-name="T41">egyéb szoftveres követelmények is vannak.</text:span><text:span text:style-name="T37"> Az LWJGL Android operációs rendszeren megköveteli </text:span><text:span text:style-name="T42">a</text:span><text:span text:style-name="T37"> legalább 24-es API szintet, ami Android 7-el egyenlő.</text:span></text:p>
        <text:p text:style-name="P7">6.3. Egyéb korlátozások</text:p>
        <text:p text:style-name="P13">A játék futtatásának feltétele a végfelhasználói licencszerződés elfogadása.</text:p>
        <text:p text:style-name="P19"><text:span text:style-name="T37">Az online funkciók használatba vételének feltétele a felhasználói feltételek és egy adatvédelmi nyilatkozat elfogadása. Az adatvédelmi nyilatkozatot el nem fogadó felhasználó </text:span><text:span text:style-name="T38">nem csatlakozhat a program szervereihez, én nem </text:span><text:span text:style-name="T39">tárolhatóak</text:span><text:span text:style-name="T38"> ott az adatai. Offline viszont továbbra is játszható marad a játék.</text:span></text:p>
        <text:h text:style-name="P25" text:outline-level="1"><text:soft-page-break/>7. Minőségi elvárások</text:h>
        <text:p text:style-name="P49">1. A csapat szempontjából a legfontosabb minőségi elvárás,hogy a játék a lehető legrövidebb időn belül a felhasználók/játékosok számára elérhető legyen a legkevesebb kockázati tényező kizárásával. A bugok és hibák a lehető legalacsonyabb százalékban forduljanak elő illetve a játékmenet zökkenőmentes legyen az esetlegesen előforduló és ki nem küszöbölt problémáktól.</text:p>
        <text:p text:style-name="P49">2. A játék elérhető legyen minél több felhasználó számára azaz optimalizációval minél <text:s/>szélesebb gép konfigurációra eljutassuk így gyengébb hardverek is egyaránt gördülékenyen</text:p>
        <text:p text:style-name="P49">tudják futtatni programunkat.</text:p>
        <text:p text:style-name="P50"/>
        <text:h text:style-name="P25" text:outline-level="1">8. Dokumentációkkal kapcsolatos követelmények</text:h>
        <text:h text:style-name="P25" text:outline-level="1">9. Kockázat lista</text:h>
        <text:p text:style-name="P51"><text:span text:style-name="T37">Jelenleg a legnagyobb akadálynak a projekt </text:span><text:span text:style-name="T61">eddig még csak tervezési státuszban levő</text:span><text:span text:style-name="T37"> Android mobil operációs rendszerekre tervezett kiadása ígérkezik. Az LWJGL – habár lehetséges mobil platformra </text:span><text:span text:style-name="T62">is</text:span><text:span text:style-name="T37"> készíteni vele játékot – asztali számítógépekre tervezett keretrendszer. A nehézséget főként az okozza, hogy </text:span><text:span text:style-name="T63">Android platform-specifikus dokumentáció nem létezik, </text:span><text:span text:style-name="T64">leszámítva néhány p</text:span><text:span text:style-name="T65">é</text:span><text:span text:style-name="T64">ldaprojektet. </text:span><text:span text:style-name="T66">Jelenleg eme probléma kiküszöbölésére még nincs megoldás a folyamatos tesztelésen kívül.</text:span></text:p>
        <text:p text:style-name="P52"><text:span text:style-name="T64">T</text:span><text:span text:style-name="T37">ovábbá a játék többjátékos szolgáltatásainál figyelni kell arra, hogy megfelelő képességű szervereket használjunk, azok túlterhelésének elkerülése érdekében. </text:span><text:span text:style-name="T67">Fennállhat túlterheléses támadás lehetősége is, </text:span><text:span text:style-name="T68">tehát biztosítani</text:span><text:span text:style-name="T69"> kell </text:span><text:span text:style-name="T68">a DDOS támadások elleni megfelelő védelmet</text:span><text:span text:style-name="T69">.</text:span></text:p>
        <text:h text:style-name="P25" text:outline-level="1">10. Szótár</text:h>
        <text:p text:style-name="P17"><text:span text:style-name="Bekezdés_20_alapbetűtípusa"><text:span text:style-name="T79"><text:s/></text:span></text:span><text:span text:style-name="Bekezdés_20_alapbetűtípusa"><text:span text:style-name="T91">1. Bevezetés:</text:span></text:span></text:p>
        <text:p text:style-name="Text_20_body"><text:span text:style-name="T101"><text:tab/> <text:s text:c="6"/></text:span><text:span text:style-name="Bekezdés_20_alapbetűtípusa"><text:span text:style-name="T86">-RPG(Role Playing Game):Másnéven Szerepjáték: A játék programok világában egy olyan</text:span></text:span></text:p>
        <text:p text:style-name="P38">műfajnak a megnevezése ahol egy általad létrehozott vagy előre meghatározott karakter bőrébe bújva egy adott szerepet játszol el ,adott világon és adott történet szálon keresztül.</text:p>
        <text:p text:style-name="Text_20_body"><text:span text:style-name="T101"><text:tab/></text:span><text:span text:style-name="Bekezdés_20_alapbetűtípusa"><text:span text:style-name="T91">2.2 A probléma megfogalmazása:</text:span></text:span></text:p>
        <text:p text:style-name="Text_20_body"><text:span text:style-name="T101"><text:tab/></text:span><text:span text:style-name="Bekezdés_20_alapbetűtípusa"><text:span text:style-name="T92"> <text:s text:c="6"/></text:span></text:span><text:span text:style-name="T101">-</text:span><text:span text:style-name="Bekezdés_20_alapbetűtípusa"><text:span text:style-name="T4"> Open-world:Másnéven nyílt világú:A játékban a szabadon bejárhatóságot jelképezi.Nincs kötött</text:span></text:span></text:p>
        <text:p text:style-name="P2"><text:tab/><text:tab/><text:tab/>játék menet,kedved szerint derítheted fel a pályát.</text:p>
        <text:p text:style-name="Standard"><text:span text:style-name="Bekezdés_20_alapbetűtípusa"><text:span text:style-name="T4"><text:tab/> <text:s text:c="7"/>-NPC:Másnéven nem játszható karakter:A játékban egy játékos által nem irányítható</text:span></text:span></text:p>
        <text:p text:style-name="P1"><text:s/><text:tab/> <text:s text:c="25"/>karakter <text:s/>amik támogatnak vagy cask szimpla kiegészítés a játék világához.</text:p>
        <text:p text:style-name="P1"/>
        <text:p text:style-name="Standard"><text:span text:style-name="Bekezdés_20_alapbetűtípusa"><text:span text:style-name="T4"><text:tab/></text:span></text:span><text:span text:style-name="Bekezdés_20_alapbetűtípusa"><text:span text:style-name="T82">2.3 Az elkészült termék helye:</text:span></text:span></text:p>
        <text:p text:style-name="P33"/>
        <text:p text:style-name="Standard"><text:span text:style-name="Bekezdés_20_alapbetűtípusa"><text:span text:style-name="T82"><text:tab/></text:span></text:span><text:span text:style-name="Bekezdés_20_alapbetűtípusa"><text:span text:style-name="T83"> <text:s text:c="6"/>-</text:span></text:span><text:span text:style-name="Bekezdés_20_alapbetűtípusa"><text:span text:style-name="T4"> exklúziv(„Nem konzol exklúziv”):Csak egy adott platformon(PC,PS,Nintendo) elérhető alkotás</text:span></text:span></text:p>
        <text:p text:style-name="Standard"><text:span text:style-name="Bekezdés_20_alapbetűtípusa"><text:span text:style-name="T4"><text:tab/><text:tab/><text:tab/>A mi játékunk nem fog rendelkezni ezzel a lehetőséggel.</text:span></text:span></text:p>
        <text:p text:style-name="P53"><text:soft-page-break/></text:p>
        <text:p text:style-name="Text_20_body"><text:span text:style-name="Bekezdés_20_alapbetűtípusa"><text:span text:style-name="T4"><text:tab/></text:span></text:span><text:span text:style-name="Bekezdés_20_alapbetűtípusa"><text:span text:style-name="T82">4.1 A termék kapcsolatai:</text:span></text:span></text:p>
        <text:p text:style-name="Text_20_body"><text:span text:style-name="Bekezdés_20_alapbetűtípusa"><text:span text:style-name="T4"><text:tab/> <text:s text:c="6"/>-RGB slider: Másnéven RGB(Red,Green,Blue) színskála: Egy olyan skála amelyen a</text:span></text:span></text:p>
        <text:p text:style-name="P40"><text:s text:c="4"/>apiro zöld kék színek minden árnyalatát kiválaszthatod ezáltal egyedi szín <text:s/></text:p>
        <text:p text:style-name="P40"><text:s text:c="2"/>összeállításban hozhatsz létre különböző dolgokat.</text:p>
        <text:p text:style-name="P2"><text:tab/> <text:s text:c="6"/>-HP(Health Point):Másnéven Élet pont:A játékban a szörnyed élet pontját jelző piros színű</text:p>
        <text:p text:style-name="P2"><text:tab/><text:tab/><text:tab/><text:tab/> csík <text:s text:c="32"/></text:p>
        <text:p text:style-name="Text_20_body"><text:span text:style-name="Bekezdés_20_alapbetűtípusa"><text:span text:style-name="T86"><text:line-break/><text:tab/> <text:s text:c="7"/>-</text:span></text:span><text:span text:style-name="Bekezdés_20_alapbetűtípusa"><text:span text:style-name="T4">Attack damage ,defense,specialattack damage,special defense,speed:</text:span></text:span></text:p>
        <text:p text:style-name="P16"><text:span text:style-name="Bekezdés_20_alapbetűtípusa"><text:span text:style-name="T4">Másnéven támadó érték,védekezés,spec. támadó</text:span></text:span><text:span text:style-name="Bekezdés_20_alapbetűtípusa"><text:span text:style-name="T86"> </text:span></text:span><text:span text:style-name="Bekezdés_20_alapbetűtípusa"><text:span text:style-name="T4">érték, spec. védekezés,sebesség: A szörnyekkel kapcsolatos értékek melyet a rendszer</text:span></text:span><text:span text:style-name="Bekezdés_20_alapbetűtípusa"><text:span text:style-name="T86"> </text:span></text:span><text:span text:style-name="Bekezdés_20_alapbetűtípusa"><text:span text:style-name="T4">eltárol minden szörnyről.</text:span></text:span></text:p>
        <text:p text:style-name="P1"><text:tab/></text:p>
        <text:p text:style-name="P1"><text:tab/> <text:s text:c="6"/>-Event(In-game event):Másnéven Esemény:A játékban történő különleges események megnevezése.</text:p>
        <text:p text:style-name="P1"><text:tab/><text:tab/></text:p>
        <text:p text:style-name="P1"><text:tab/> <text:s text:c="6"/>-Tile:A játékban az a terület melyen az NPC-k haladnak.Képzelj el egy előre megadott kockát amin</text:p>
        <text:p text:style-name="Standard"><text:span text:style-name="Bekezdés_20_alapbetűtípusa"><text:span text:style-name="T4"><text:tab/><text:tab/> <text:s text:c="2"/>belul négyzetre osztjuk a területet és ezekre a négyzetekre hivatkozva mozgatjuk a karaktert.</text:span></text:span></text:p>
        <text:p text:style-name="P34"><text:tab/><text:tab/><text:tab/></text:p>
        <text:p text:style-name="P35"><text:tab/> <text:s text:c="5"/>-Spawn/Despawn:Másnével megjelenés/eltűnés:A játékban adott NPC-k előre beállított</text:p>
        <text:p text:style-name="P35"><text:tab/><text:tab/><text:tab/><text:tab/>megjelenését és eltűnését jelenti.</text:p>
        <text:p text:style-name="P18"><text:span text:style-name="Bekezdés_20_alapbetűtípusa"><text:span text:style-name="T84"><text:tab/> <text:s text:c="5"/>-</text:span></text:span><text:span text:style-name="Bekezdés_20_alapbetűtípusa"><text:span text:style-name="T4"> UI:Másnéven felhasználói felület: A játék ezen keresztül kommunikál a játékossal a felhasználó</text:span></text:span></text:p>
        <text:p text:style-name="P18"><text:span text:style-name="Bekezdés_20_alapbetűtípusa"><text:span text:style-name="T4"><text:tab/><text:tab/>ezen keresztül irányíthatja és adhatja ki a parancsokat és utasításait a programnak.</text:span></text:span></text:p>
        <text:p text:style-name="P41"><text:tab/></text:p>
        <text:p text:style-name="P41"><text:s text:c="20"/>-Turn based:Másnéven körökre osztott: A játék harcrendszerének típusát írja le azaz egy körökre</text:p>
        <text:p text:style-name="P41"><text:tab/><text:tab/>osztott stratégia harcrendszert valósít meg.</text:p>
        <text:p text:style-name="P41"><text:s text:c="20"/>-Co-op:A játékban a többjátékos mód lehetősége.</text:p>
        <text:p text:style-name="P41"><text:s text:c="20"/>- Input:a billentyűzetről vagy egérről beolvasott jelet Inputnak másnévek bevitelnek nevezzük.</text:p>
        <text:p text:style-name="P41"><text:tab/> A játékot ezekre a bevitelekre reagálva irányítjuk majd.</text:p>
        <text:p text:style-name="P37"><text:line-break/></text:p>
        <text:p text:style-name="P1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 style:font-family-generic="system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family-generic="system" style:font-pitch="variable"/>
    <style:font-face style:name="OpenSymbol" svg:font-family="OpenSymbol" style:font-family-generic="system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Címsor_20_1" style:display-name="Címsor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Liberation Serif" style:font-family-complex="'Liberation Serif'" style:font-family-generic-complex="roman" style:font-pitch-complex="variable" style:font-size-complex="24pt" style:font-weight-complex="bold" fo:hyphenate="false" loext:hyphenation-no-caps="false"/>
    </style:style>
    <style:style style:name="Címsor_20_2" style:display-name="Címsor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Liberation Serif" style:font-family-complex="'Liberation Serif'" style:font-family-generic-complex="roman" style:font-pitch-complex="variable" style:font-size-complex="18pt" style:font-weight-complex="bold" fo:hyphenate="false" loext:hyphenation-no-caps="false"/>
    </style:style>
    <style:style style:name="Címsor_20_3" style:display-name="Címsor 3" style:family="paragraph" style:parent-style-name="Heading" style:next-style-name="Text_20_body" style:default-outline-level="3">
      <style:paragraph-properties fo:margin-top="0.0972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á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Képaláírás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Bekezdés_20_alapbetűtípusa" style:display-name="Bekezdés alapbetűtípusa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dc:title/>
    <meta:initial-creator>Gábor</meta:initial-creator>
    <meta:creation-date>2021-10-05T11:22:00Z</meta:creation-date>
    <dc:date>2021-10-07T20:05:18.821453995</dc:date>
    <meta:editing-cycles>5</meta:editing-cycles>
    <meta:editing-duration>PT1H10M33S</meta:editing-duration>
    <meta:document-statistic meta:table-count="3" meta:image-count="0" meta:object-count="0" meta:page-count="10" meta:paragraph-count="217" meta:word-count="2473" meta:character-count="19066" meta:non-whitespace-character-count="16489"/>
    <meta:template xlink:type="simple" xlink:actuate="onRequest" xlink:title="" xlink:href="Normal"/>
  </office:meta>
</office:document-meta>
</file>